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20%" fo:margin-top="0.635cm" fo:margin-bottom="0.423cm" fo:margin-right="-0.952cm" style:writing-mode="lr-tb"/>
    </style:style>
    <style:style style:name="T1_1" style:family="text">
      <style:text-properties fo:font-size="28pt" style:font-size-asian="28pt" style:font-size-complex="28pt"/>
    </style:style>
    <style:style style:name="T1_2" style:family="text">
      <style:text-properties fo:font-size="28pt" style:font-size-asian="28pt" style:font-size-complex="28pt"/>
    </style:style>
    <style:style style:name="T1_3" style:family="text">
      <style:text-properties fo:font-size="28pt" style:font-size-asian="28pt" style:font-size-complex="28pt"/>
    </style:style>
    <style:style style:name="T1_4" style:family="text">
      <style:text-properties fo:font-size="28pt" style:font-size-asian="28pt" style:font-size-complex="28pt"/>
    </style:style>
    <style:style style:name="T1_5" style:family="text">
      <style:text-properties fo:font-size="28pt" style:font-size-asian="28pt" style:font-size-complex="28pt"/>
    </style:style>
    <style:style style:name="T1_6" style:family="text">
      <style:text-properties fo:font-size="28pt" style:font-size-asian="28pt" style:font-size-complex="28pt"/>
    </style:style>
    <style:style style:name="T1_7" style:family="text">
      <style:text-properties fo:font-size="28pt" style:font-size-asian="28pt" style:font-size-complex="28pt"/>
    </style:style>
    <style:style style:name="T1_8" style:family="text">
      <style:text-properties fo:font-size="28pt" style:font-size-asian="28pt" style:font-size-complex="28pt"/>
    </style:style>
    <style:style style:name="T1_9" style:family="text">
      <style:text-properties fo:font-size="28pt" style:font-size-asian="28pt" style:font-size-complex="28pt"/>
    </style:style>
    <style:style style:name="T1_10" style:family="text">
      <style:text-properties fo:font-size="28pt" style:font-size-asian="28pt" style:font-size-complex="28pt"/>
    </style:style>
    <style:style style:name="T1_11" style:family="text">
      <style:text-properties fo:font-size="28pt" style:font-size-asian="28pt" style:font-size-complex="28pt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text-align="right" fo:break-before="auto" fo:line-height="120%" fo:margin-top="0.106cm" style:writing-mode="lr-tb"/>
    </style:style>
    <style:style style:name="T9_1" style:family="text">
      <style:text-properties fo:font-size="12pt" style:font-size-asian="12pt" style:font-size-complex="12pt" fo:font-weight="bold" style:font-weight-asian="bold" style:font-weight-complex="bold"/>
    </style:style>
    <style:style style:name="T9_2" style:family="text">
      <style:text-properties fo:font-size="12pt" style:font-size-asian="12pt" style:font-size-complex="12pt" fo:font-weight="bold" style:font-weight-asian="bold" style:font-weight-complex="bold"/>
    </style:style>
    <style:style style:name="T9_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9_4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9_5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9_6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9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9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9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text-align="right" fo:break-before="auto" fo:line-height="120%" fo:margin-top="0.106cm" style:writing-mode="lr-tb"/>
    </style:style>
    <style:style style:name="T10_1" style:family="text">
      <style:text-properties fo:font-size="12pt" style:font-size-asian="12pt" style:font-size-complex="12pt" fo:font-weight="bold" style:font-weight-asian="bold" style:font-weight-complex="bold"/>
    </style:style>
    <style:style style:name="T10_2" style:family="text">
      <style:text-properties fo:font-size="12pt" style:font-size-asian="12pt" style:font-size-complex="12pt" fo:font-weight="bold" style:font-weight-asian="bold" style:font-weight-complex="bold"/>
    </style:style>
    <style:style style:name="T10_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0_4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0_5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0_6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0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0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0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11" style:family="paragraph" style:parent-style-name="Standard">
      <style:paragraph-properties fo:text-align="right" fo:break-before="auto" fo:line-height="120%" fo:margin-top="0.106cm" style:writing-mode="lr-tb"/>
    </style:style>
    <style:style style:name="T11_1" style:family="text">
      <style:text-properties fo:font-size="12pt" style:font-size-asian="12pt" style:font-size-complex="12pt" fo:font-weight="bold" style:font-weight-asian="bold" style:font-weight-complex="bold"/>
    </style:style>
    <style:style style:name="T11_2" style:family="text">
      <style:text-properties fo:font-size="12pt" style:font-size-asian="12pt" style:font-size-complex="12pt" fo:font-weight="bold" style:font-weight-asian="bold" style:font-weight-complex="bold"/>
    </style:style>
    <style:style style:name="T11_3" style:family="text">
      <style:text-properties fo:font-size="12pt" style:font-size-asian="12pt" style:font-size-complex="12pt" fo:font-weight="bold" style:font-weight-asian="bold" style:font-weight-complex="bold"/>
    </style:style>
    <style:style style:name="T11_4" style:family="text">
      <style:text-properties fo:font-size="12pt" style:font-size-asian="12pt" style:font-size-complex="12pt" fo:font-weight="bold" style:font-weight-asian="bold" style:font-weight-complex="bold"/>
    </style:style>
    <style:style style:name="T11_5" style:family="text">
      <style:text-properties fo:font-size="12pt" style:font-size-asian="12pt" style:font-size-complex="12pt" fo:font-weight="bold" style:font-weight-asian="bold" style:font-weight-complex="bold"/>
    </style:style>
    <style:style style:name="T11_6" style:family="text">
      <style:text-properties fo:font-size="12pt" style:font-size-asian="12pt" style:font-size-complex="12pt" fo:font-weight="bold" style:font-weight-asian="bold" style:font-weight-complex="bold"/>
    </style:style>
    <style:style style:name="T11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1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1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12" style:family="paragraph" style:parent-style-name="Standard">
      <style:paragraph-properties fo:text-align="right" fo:break-before="auto" fo:line-height="120%" fo:margin-top="0.106cm" style:writing-mode="lr-tb"/>
    </style:style>
    <style:style style:name="T12_1" style:family="text">
      <style:text-properties fo:font-size="12pt" style:font-size-asian="12pt" style:font-size-complex="12pt" fo:font-weight="bold" style:font-weight-asian="bold" style:font-weight-complex="bold"/>
    </style:style>
    <style:style style:name="T12_2" style:family="text">
      <style:text-properties fo:font-size="12pt" style:font-size-asian="12pt" style:font-size-complex="12pt" fo:font-weight="bold" style:font-weight-asian="bold" style:font-weight-complex="bold"/>
    </style:style>
    <style:style style:name="T12_3" style:family="text">
      <style:text-properties fo:font-size="12pt" style:font-size-asian="12pt" style:font-size-complex="12pt" fo:font-weight="bold" style:font-weight-asian="bold" style:font-weight-complex="bold"/>
    </style:style>
    <style:style style:name="T12_4" style:family="text">
      <style:text-properties fo:font-size="12pt" style:font-size-asian="12pt" style:font-size-complex="12pt" fo:font-weight="bold" style:font-weight-asian="bold" style:font-weight-complex="bold"/>
    </style:style>
    <style:style style:name="T12_5" style:family="text">
      <style:text-properties fo:font-size="12pt" style:font-size-asian="12pt" style:font-size-complex="12pt" fo:font-weight="bold" style:font-weight-asian="bold" style:font-weight-complex="bold"/>
    </style:style>
    <style:style style:name="T12_6" style:family="text">
      <style:text-properties fo:font-size="12pt" style:font-size-asian="12pt" style:font-size-complex="12pt" fo:font-weight="bold" style:font-weight-asian="bold" style:font-weight-complex="bold"/>
    </style:style>
    <style:style style:name="T12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2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2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13" style:family="paragraph" style:parent-style-name="Standard">
      <style:paragraph-properties fo:text-align="right" fo:break-before="auto" fo:line-height="120%" fo:margin-top="0.106cm" fo:margin-bottom="0.106cm" style:writing-mode="lr-tb"/>
    </style:style>
    <style:style style:name="T13_1" style:family="text">
      <style:text-properties fo:font-size="12pt" style:font-size-asian="12pt" style:font-size-complex="12pt" fo:font-weight="bold" style:font-weight-asian="bold" style:font-weight-complex="bold"/>
    </style:style>
    <style:style style:name="T13_2" style:family="text">
      <style:text-properties fo:font-size="12pt" style:font-size-asian="12pt" style:font-size-complex="12pt" fo:font-weight="bold" style:font-weight-asian="bold" style:font-weight-complex="bold"/>
    </style:style>
    <style:style style:name="T13_3" style:family="text">
      <style:text-properties fo:font-size="12pt" style:font-size-asian="12pt" style:font-size-complex="12pt" fo:font-weight="bold" style:font-weight-asian="bold" style:font-weight-complex="bold"/>
    </style:style>
    <style:style style:name="T13_4" style:family="text">
      <style:text-properties fo:font-size="12pt" style:font-size-asian="12pt" style:font-size-complex="12pt" fo:font-weight="bold" style:font-weight-asian="bold" style:font-weight-complex="bold"/>
    </style:style>
    <style:style style:name="T13_5" style:family="text">
      <style:text-properties fo:font-size="12pt" style:font-size-asian="12pt" style:font-size-complex="12pt" fo:font-weight="bold" style:font-weight-asian="bold" style:font-weight-complex="bold"/>
    </style:style>
    <style:style style:name="T13_6" style:family="text">
      <style:text-properties fo:font-size="12pt" style:font-size-asian="12pt" style:font-size-complex="12pt" fo:font-weight="bold" style:font-weight-asian="bold" style:font-weight-complex="bold"/>
    </style:style>
    <style:style style:name="T13_7" style:family="text">
      <style:text-properties fo:font-size="12pt" style:font-size-asian="12pt" style:font-size-complex="12pt" fo:font-weight="bold" style:font-weight-asian="bold" style:font-weight-complex="bold"/>
    </style:style>
    <style:style style:name="T13_8" style:family="text">
      <style:text-properties fo:font-size="12pt" style:font-size-asian="12pt" style:font-size-complex="12pt" fo:font-weight="bold" style:font-weight-asian="bold" style:font-weight-complex="bold"/>
    </style:style>
    <style:style style:name="T13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3_10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13_11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text-align="center" fo:break-before="auto" fo:line-height="120%" style:writing-mode="lr-tb"/>
    </style:style>
    <style:style style:name="T21_1" style:family="text">
      <style:text-properties fo:font-size="14pt" style:font-size-asian="14pt" style:font-size-complex="14pt" fo:font-weight="bold" style:font-weight-asian="bold" style:font-weight-complex="bold"/>
    </style:style>
    <style:style style:name="T21_2" style:family="text">
      <style:text-properties fo:font-size="14pt" style:font-size-asian="14pt" style:font-size-complex="14pt" fo:font-weight="bold" style:font-weight-asian="bold" style:font-weight-complex="bold"/>
    </style:style>
    <style:style style:name="T21_3" style:family="text">
      <style:text-properties fo:font-size="14pt" style:font-size-asian="14pt" style:font-size-complex="14pt" fo:font-weight="bold" style:font-weight-asian="bold" style:font-weight-complex="bold"/>
    </style:style>
    <style:style style:name="T21_4" style:family="text">
      <style:text-properties fo:font-size="14pt" style:font-size-asian="14pt" style:font-size-complex="14pt" fo:font-weight="bold" style:font-weight-asian="bold" style:font-weight-complex="bold"/>
    </style:style>
    <style:style style:name="T21_5" style:family="text">
      <style:text-properties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5.919cm" fo:margin-left="0cm"/>
    </style:style>
    <style:style style:name="Column1" style:family="table-column">
      <style:table-column-properties style:column-width="2.489cm"/>
    </style:style>
    <style:style style:name="Column2" style:family="table-column">
      <style:table-column-properties style:column-width="1.727cm"/>
    </style:style>
    <style:style style:name="Column3" style:family="table-column">
      <style:table-column-properties style:column-width="7.671cm"/>
    </style:style>
    <style:style style:name="Column4" style:family="table-column">
      <style:table-column-properties style:column-width="4.032cm"/>
    </style:style>
    <style:style style:name="Row1" style:family="table-row"/>
    <style:style style:name="Cell1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center" fo:break-before="auto" fo:text-indent="0cm" fo:line-height="120%" fo:margin-top="0.106cm" fo:margin-bottom="0.106cm" fo:margin-left="-0.176cm" fo:margin-right="0cm" fo:orphans="2" fo:widows="2" style:writing-mode="lr-tb"/>
    </style:style>
    <style:style style:name="T22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3" style:family="paragraph" style:parent-style-name="Standard">
      <style:paragraph-properties fo:text-align="center" fo:break-before="auto" fo:text-indent="0cm" fo:line-height="120%" fo:margin-top="0.106cm" fo:margin-bottom="0.106cm" fo:margin-left="-0.176cm" fo:margin-right="0cm" fo:orphans="2" fo:widows="2" style:writing-mode="lr-tb"/>
    </style:style>
    <style:style style:name="T23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4" style:family="paragraph" style:parent-style-name="Standard">
      <style:paragraph-properties fo:text-align="center" fo:break-before="auto" fo:text-indent="0cm" fo:line-height="120%" fo:margin-top="0.106cm" fo:margin-bottom="0.106cm" fo:margin-left="-0.176cm" fo:margin-right="0cm" fo:orphans="2" fo:widows="2" style:writing-mode="lr-tb"/>
    </style:style>
    <style:style style:name="T24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center" fo:break-before="auto" fo:text-indent="0cm" fo:line-height="120%" fo:margin-top="0.106cm" fo:margin-bottom="0.106cm" fo:margin-left="-0.176cm" fo:margin-right="0cm" fo:orphans="2" fo:widows="2" style:writing-mode="lr-tb"/>
    </style:style>
    <style:style style:name="T25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-0.176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Heading_20_1">
      <style:paragraph-properties fo:text-align="center" fo:break-before="auto" fo:line-height="115%" style:writing-mode="lr-tb"/>
    </style:style>
    <style:style style:name="T52_1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text-indent="0cm" fo:line-height="115%" fo:margin-left="0.635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0.635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0.635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20%" fo:margin-top="0.106cm" style:writing-mode="lr-tb"/>
    </style:style>
    <style:style style:name="P99" style:family="paragraph" style:parent-style-name="Standard">
      <style:paragraph-properties fo:break-before="auto" fo:line-height="120%" fo:margin-top="0.106cm" fo:margin-bottom="0.106cm" style:writing-mode="lr-tb"/>
    </style:style>
    <style:style style:name="P100" style:family="paragraph" style:parent-style-name="Heading_20_1">
      <style:paragraph-properties fo:break-before="auto" fo:line-height="120%" fo:margin-top="0cm" fo:margin-bottom="0cm" style:writing-mode="lr-tb"/>
    </style:style>
    <style:style style:name="T100_1" style:family="text">
      <style:text-properties fo:font-weight="bold" style:font-weight-asian="bold" style:font-weight-complex="bold"/>
    </style:style>
    <style:style style:name="P101" style:family="paragraph" style:parent-style-name="Standard">
      <style:paragraph-properties fo:break-before="auto" fo:text-indent="1.27cm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P102" style:family="paragraph" style:parent-style-name="Standard">
      <style:paragraph-properties fo:break-before="auto" fo:text-indent="1.27cm" fo:line-height="115%" style:writing-mode="lr-tb"/>
    </style:style>
    <style:style style:name="P103" style:family="paragraph" style:parent-style-name="Heading_20_1">
      <style:paragraph-properties fo:break-before="auto" fo:line-height="120%" fo:margin-top="0cm" fo:margin-bottom="0cm" style:writing-mode="lr-tb"/>
    </style:style>
    <style:style style:name="T103_1" style:family="text">
      <style:text-properties fo:font-weight="bold" style:font-weight-asian="bold" style:font-weight-complex="bold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color="#00b050"/>
    </style:style>
    <style:style style:name="T104_2" style:family="text">
      <style:text-properties fo:color="#00b050"/>
    </style:style>
    <style:style style:name="T104_3" style:family="text">
      <style:text-properties fo:color="#00b050"/>
    </style:style>
    <style:style style:name="T104_4" style:family="text">
      <style:text-properties fo:color="#00b050"/>
    </style:style>
    <style:style style:name="T104_5" style:family="text">
      <style:text-properties fo:color="#00b050"/>
    </style:style>
    <style:style style:name="T104_6" style:family="text">
      <style:text-properties fo:color="#00b050"/>
    </style:style>
    <style:style style:name="T104_7" style:family="text">
      <style:text-properties fo:color="#00b050"/>
    </style:style>
    <style:style style:name="T104_8" style:family="text">
      <style:text-properties fo:color="#00b050"/>
    </style:style>
    <style:style style:name="T104_9" style:family="text">
      <style:text-properties fo:color="#00b050"/>
    </style:style>
    <style:style style:name="T104_10" style:family="text">
      <style:text-properties fo:color="#00b050"/>
    </style:style>
    <style:style style:name="T104_11" style:family="text">
      <style:text-properties fo:color="#00b050"/>
    </style:style>
    <style:style style:name="T104_12" style:family="text">
      <style:text-properties fo:color="#00b050"/>
    </style:style>
    <style:style style:name="T104_13" style:family="text">
      <style:text-properties fo:color="#00b050"/>
    </style:style>
    <style:style style:name="T104_14" style:family="text">
      <style:text-properties fo:color="#00b050"/>
    </style:style>
    <style:style style:name="T104_15" style:family="text">
      <style:text-properties fo:color="#00b050"/>
    </style:style>
    <style:style style:name="T104_16" style:family="text">
      <style:text-properties fo:color="#00b050"/>
    </style:style>
    <style:style style:name="T104_17" style:family="text">
      <style:text-properties fo:color="#00b050"/>
    </style:style>
    <style:style style:name="T104_18" style:family="text">
      <style:text-properties fo:color="#00b050"/>
    </style:style>
    <style:style style:name="T104_19" style:family="text">
      <style:text-properties fo:color="#00b050"/>
    </style:style>
    <style:style style:name="T104_20" style:family="text">
      <style:text-properties fo:color="#00b050"/>
    </style:style>
    <style:style style:name="T104_21" style:family="text">
      <style:text-properties fo:color="#00b050"/>
    </style:style>
    <style:style style:name="T104_22" style:family="text">
      <style:text-properties fo:color="#00b050"/>
    </style:style>
    <style:style style:name="T104_23" style:family="text">
      <style:text-properties fo:color="#00b050"/>
    </style:style>
    <style:style style:name="T104_24" style:family="text">
      <style:text-properties fo:color="#00b050"/>
    </style:style>
    <style:style style:name="T104_25" style:family="text">
      <style:text-properties fo:color="#00b050"/>
    </style:style>
    <style:style style:name="T104_26" style:family="text">
      <style:text-properties fo:color="#00b050"/>
    </style:style>
    <style:style style:name="T104_27" style:family="text">
      <style:text-properties fo:color="#00b050"/>
    </style:style>
    <style:style style:name="T104_28" style:family="text">
      <style:text-properties fo:color="#00b050"/>
    </style:style>
    <style:style style:name="T104_29" style:family="text">
      <style:text-properties fo:color="#00b050"/>
    </style:style>
    <style:style style:name="T104_30" style:family="text">
      <style:text-properties fo:color="#00b050"/>
    </style:style>
    <style:style style:name="T104_31" style:family="text">
      <style:text-properties fo:color="#00b050"/>
    </style:style>
    <style:style style:name="T104_32" style:family="text">
      <style:text-properties fo:color="#00b050"/>
    </style:style>
    <style:style style:name="T104_33" style:family="text">
      <style:text-properties fo:color="#00b050"/>
    </style:style>
    <style:style style:name="T104_34" style:family="text">
      <style:text-properties fo:color="#00b050"/>
    </style:style>
    <style:style style:name="T104_35" style:family="text">
      <style:text-properties fo:color="#00b050"/>
    </style:style>
    <style:style style:name="T104_36" style:family="text">
      <style:text-properties fo:color="#00b050"/>
    </style:style>
    <style:style style:name="T104_37" style:family="text">
      <style:text-properties fo:color="#00b050"/>
    </style:style>
    <style:style style:name="T104_38" style:family="text">
      <style:text-properties fo:color="#00b050"/>
    </style:style>
    <style:style style:name="T104_39" style:family="text">
      <style:text-properties fo:color="#00b050"/>
    </style:style>
    <style:style style:name="T104_40" style:family="text">
      <style:text-properties fo:color="#00b050"/>
    </style:style>
    <style:style style:name="T104_41" style:family="text">
      <style:text-properties fo:color="#00b050"/>
    </style:style>
    <style:style style:name="T104_42" style:family="text">
      <style:text-properties fo:color="#00b050"/>
    </style:style>
    <style:style style:name="T104_43" style:family="text">
      <style:text-properties fo:color="#00b050"/>
    </style:style>
    <style:style style:name="T104_44" style:family="text">
      <style:text-properties fo:color="#00b050"/>
    </style:style>
    <style:style style:name="T104_45" style:family="text">
      <style:text-properties fo:color="#00b050"/>
    </style:style>
    <style:style style:name="T104_46" style:family="text">
      <style:text-properties fo:color="#00b050"/>
    </style:style>
    <style:style style:name="T104_47" style:family="text">
      <style:text-properties fo:color="#00b050"/>
    </style:style>
    <style:style style:name="T104_48" style:family="text">
      <style:text-properties fo:color="#00b050"/>
    </style:style>
    <style:style style:name="T104_49" style:family="text">
      <style:text-properties fo:color="#00b050"/>
    </style:style>
    <style:style style:name="T104_50" style:family="text">
      <style:text-properties fo:color="#00b050"/>
    </style:style>
    <style:style style:name="T104_51" style:family="text">
      <style:text-properties fo:color="#00b050"/>
    </style:style>
    <style:style style:name="T104_52" style:family="text">
      <style:text-properties fo:color="#00b050"/>
    </style:style>
    <style:style style:name="T104_53" style:family="text">
      <style:text-properties fo:color="#00b050"/>
    </style:style>
    <style:style style:name="T104_54" style:family="text">
      <style:text-properties fo:color="#00b050"/>
    </style:style>
    <style:style style:name="T104_55" style:family="text">
      <style:text-properties fo:color="#00b050"/>
    </style:style>
    <style:style style:name="T104_56" style:family="text">
      <style:text-properties fo:color="#00b050"/>
    </style:style>
    <style:style style:name="T104_57" style:family="text">
      <style:text-properties fo:color="#00b050"/>
    </style:style>
    <style:style style:name="T104_58" style:family="text">
      <style:text-properties fo:color="#00b050"/>
    </style:style>
    <style:style style:name="T104_59" style:family="text">
      <style:text-properties fo:color="#00b050"/>
    </style:style>
    <style:style style:name="T104_60" style:family="text">
      <style:text-properties fo:color="#00b050"/>
    </style:style>
    <style:style style:name="T104_61" style:family="text">
      <style:text-properties fo:color="#00b050"/>
    </style:style>
    <style:style style:name="T104_62" style:family="text">
      <style:text-properties fo:color="#00b050"/>
    </style:style>
    <style:style style:name="T104_63" style:family="text">
      <style:text-properties fo:color="#00b050"/>
    </style:style>
    <style:style style:name="T104_64" style:family="text">
      <style:text-properties fo:color="#00b050"/>
    </style:style>
    <style:style style:name="T104_65" style:family="text">
      <style:text-properties fo:color="#00b050"/>
    </style:style>
    <style:style style:name="T104_66" style:family="text">
      <style:text-properties fo:color="#00b050"/>
    </style:style>
    <style:style style:name="T104_67" style:family="text">
      <style:text-properties fo:color="#00b050"/>
    </style:style>
    <style:style style:name="T104_68" style:family="text">
      <style:text-properties fo:color="#00b050"/>
    </style:style>
    <style:style style:name="T104_69" style:family="text">
      <style:text-properties fo:color="#00b050"/>
    </style:style>
    <style:style style:name="P105" style:family="paragraph" style:parent-style-name="Heading_20_2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P106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058cm" fo:margin-left="0cm"/>
    </style:style>
    <style:style style:name="Column5" style:family="table-column">
      <style:table-column-properties style:column-width="3.558cm"/>
    </style:style>
    <style:style style:name="Column6" style:family="table-column">
      <style:table-column-properties style:column-width="12.501cm"/>
    </style:style>
    <style:style style:name="Row5" style:family="table-row"/>
    <style:style style:name="Cell17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666666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8" style:family="table-cell">
      <style:table-cell-properties fo:background-color="#b7b7b7" style:vertical-align="top" fo:padding-top="0.176cm" fo:border-top="#666666 0.035cm solid" fo:padding-bottom="0.176cm" fo:border-bottom="#666666 0.035cm solid" fo:padding-left="0.176cm" fo:border-left="#666666 0.035cm solid" fo:padding-right="0.176cm" fo:border-right="#666666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666666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7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8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0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1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2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3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3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text-indent="0cm" fo:line-height="115%" fo:margin-left="1.27cm" style:writing-mode="lr-tb"/>
    </style:style>
    <style:style style:name="P136" style:family="paragraph" style:parent-style-name="Standard">
      <style:paragraph-properties fo:break-before="auto" fo:text-indent="0cm" fo:line-height="115%" fo:margin-left="1.27cm" style:writing-mode="lr-tb"/>
    </style:style>
    <style:style style:name="P137" style:family="paragraph" style:parent-style-name="Standard">
      <style:paragraph-properties fo:break-before="auto" fo:text-indent="0cm" fo:line-height="115%" fo:margin-left="1.27cm" style:writing-mode="lr-tb"/>
    </style:style>
    <style:style style:name="P138" style:family="paragraph" style:parent-style-name="Standard">
      <style:paragraph-properties fo:break-before="auto" fo:text-indent="0cm" fo:line-height="115%" fo:margin-left="1.27cm" style:writing-mode="lr-tb"/>
    </style:style>
    <style:style style:name="P139" style:family="paragraph" style:parent-style-name="Standard">
      <style:paragraph-properties fo:break-before="auto" fo:text-indent="0cm" fo:line-height="115%" fo:margin-left="1.27cm" style:writing-mode="lr-tb"/>
    </style:style>
    <style:style style:name="P140" style:family="paragraph" style:parent-style-name="Standard">
      <style:paragraph-properties fo:break-before="auto" fo:text-indent="0cm" fo:line-height="115%" fo:margin-left="1.27cm" style:writing-mode="lr-tb"/>
    </style:style>
    <style:style style:name="P141" style:family="paragraph" style:parent-style-name="Heading_20_2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text-indent="0cm" fo:line-height="115%" fo:margin-left="1.27cm" style:writing-mode="lr-tb"/>
    </style:style>
    <style:style style:name="Table3" style:family="table">
      <style:table-properties table:align="left" style:width="15.875cm" fo:margin-left="0cm"/>
    </style:style>
    <style:style style:name="Column7" style:family="table-column">
      <style:table-column-properties style:column-width="4.057cm"/>
    </style:style>
    <style:style style:name="Column8" style:family="table-column">
      <style:table-column-properties style:column-width="11.818cm"/>
    </style:style>
    <style:style style:name="Row14" style:family="table-row"/>
    <style:style style:name="Cell35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666666 0.035cm solid"/>
    </style:style>
    <style:style style:name="P14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6" style:family="table-cell">
      <style:table-cell-properties fo:background-color="#b7b7b7" style:vertical-align="top" fo:padding-top="0.176cm" fo:border-top="#666666 0.035cm solid" fo:padding-bottom="0.176cm" fo:border-bottom="#666666 0.035cm solid" fo:padding-left="0.176cm" fo:border-left="#666666 0.035cm solid" fo:padding-right="0.176cm" fo:border-right="#666666 0.035cm solid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5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6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7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8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666666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9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0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1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2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3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4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9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4" style:family="paragraph" style:parent-style-name="Heading_20_2">
      <style:paragraph-properties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able4" style:family="table">
      <style:table-properties table:align="left" style:width="15.875cm" fo:margin-left="0cm"/>
    </style:style>
    <style:style style:name="Column9" style:family="table-column">
      <style:table-column-properties style:column-width="7.567cm"/>
    </style:style>
    <style:style style:name="Column10" style:family="table-column">
      <style:table-column-properties style:column-width="8.308cm"/>
    </style:style>
    <style:style style:name="Row25" style:family="table-row"/>
    <style:style style:name="Cell57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666666 0.035cm solid"/>
    </style:style>
    <style:style style:name="P19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fo:background-color="#b7b7b7" style:vertical-align="top" fo:padding-top="0.176cm" fo:border-top="#666666 0.035cm solid" fo:padding-bottom="0.176cm" fo:border-bottom="#666666 0.035cm solid" fo:padding-left="0.176cm" fo:border-left="#666666 0.035cm solid" fo:padding-right="0.176cm" fo:border-right="#666666 0.035cm solid"/>
    </style:style>
    <style:style style:name="P19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9" style:family="paragraph" style:parent-style-name="Heading_20_2">
      <style:paragraph-properties fo:text-align="center" fo:break-before="auto" fo:text-indent="0cm" fo:line-height="115%" fo:margin-top="0.353cm" fo:margin-left="0cm" fo:margin-right="0cm" fo:keep-with-next="always" fo:keep-together="always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6" style:family="paragraph" style:parent-style-name="Heading_20_2">
      <style:paragraph-properties fo:text-align="center" fo:break-before="auto" fo:text-indent="0cm" fo:line-height="115%" fo:margin-top="0.353cm" fo:margin-left="0cm" fo:margin-right="0cm" fo:keep-with-next="always" fo:keep-together="always" fo:orphans="2" fo:widows="2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7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1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8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666666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9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67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0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1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2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3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79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4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5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6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88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7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justify" fo:break-before="auto" fo:text-indent="0cm" fo:line-height="100%" fo:margin-top="0.106cm" fo:margin-left="0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1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8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justify" fo:break-before="auto" fo:text-indent="0cm" fo:line-height="100%" fo:margin-top="0.106cm" fo:margin-left="0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9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7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Heading_20_2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P300" style:family="paragraph" style:parent-style-name="Standard">
      <style:paragraph-properties fo:break-before="auto" fo:text-indent="0cm" fo:line-height="115%" fo:margin-left="1.27cm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Table5" style:family="table">
      <style:table-properties table:align="left" style:width="15.875cm" fo:margin-left="0cm"/>
    </style:style>
    <style:style style:name="Column11" style:family="table-column">
      <style:table-column-properties style:column-width="7.567cm"/>
    </style:style>
    <style:style style:name="Column12" style:family="table-column">
      <style:table-column-properties style:column-width="8.308cm"/>
    </style:style>
    <style:style style:name="Row40" style:family="table-row"/>
    <style:style style:name="Cell87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666666 0.035cm solid"/>
    </style:style>
    <style:style style:name="P30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fo:background-color="#b7b7b7" style:vertical-align="top" fo:padding-top="0.176cm" fo:border-top="#666666 0.035cm solid" fo:padding-bottom="0.176cm" fo:border-bottom="#666666 0.035cm solid" fo:padding-left="0.176cm" fo:border-left="#666666 0.035cm solid" fo:padding-right="0.176cm" fo:border-right="#666666 0.035cm solid"/>
    </style:style>
    <style:style style:name="P30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9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0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5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6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1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2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2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2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3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4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5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6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6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7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8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666666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9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justify" fo:break-before="auto" fo:text-indent="0cm" fo:line-height="100%" fo:margin-top="0.106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4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break-before="auto" fo:line-height="115%" style:writing-mode="lr-tb"/>
    </style:style>
    <style:style style:name="P351" style:family="paragraph" style:parent-style-name="Standard">
      <style:paragraph-properties fo:break-before="auto" fo:line-height="115%" style:writing-mode="lr-tb"/>
    </style:style>
    <style:style style:name="P352" style:family="paragraph" style:parent-style-name="Heading_20_2">
      <style:paragraph-properties fo:break-before="auto" fo:line-height="115%" style:writing-mode="lr-tb"/>
    </style:style>
    <style:style style:name="T352_1" style:family="text">
      <style:text-properties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352_2" style:family="text">
      <style:text-properties style:font-name="Arial" fo:font-size="12pt" style:font-name-asian="Arial" style:font-size-asian="12pt" style:font-name-complex="Arial" style:font-size-complex="12pt"/>
    </style:style>
    <style:style style:name="T352_3" style:family="text">
      <style:text-properties style:font-name="Arial" fo:font-size="12pt" style:font-name-asian="Arial" style:font-size-asian="12pt" style:font-name-complex="Arial" style:font-size-complex="12pt"/>
    </style:style>
    <style:style style:name="T352_4" style:family="text">
      <style:text-properties style:font-name="Arial" fo:font-size="12pt" style:font-name-asian="Arial" style:font-size-asian="12pt" style:font-name-complex="Arial" style:font-size-complex="12pt"/>
    </style:style>
    <style:style style:name="T352_5" style:family="text">
      <style:text-properties style:font-name="Arial" fo:font-size="12pt" style:font-name-asian="Arial" style:font-size-asian="12pt" style:font-name-complex="Arial" style:font-size-complex="12pt"/>
    </style:style>
    <style:style style:name="T352_6" style:family="text">
      <style:text-properties style:font-name="Arial" fo:font-size="12pt" style:font-name-asian="Arial" style:font-size-asian="12pt" style:font-name-complex="Arial" style:font-size-complex="12pt"/>
    </style:style>
    <style:style style:name="T352_7" style:family="text">
      <style:text-properties style:font-name="Arial" fo:font-size="12pt" style:font-name-asian="Arial" style:font-size-asian="12pt" style:font-name-complex="Arial" style:font-size-complex="12pt"/>
    </style:style>
    <style:style style:name="T352_8" style:family="text">
      <style:text-properties style:font-name="Arial" fo:font-size="12pt" style:font-name-asian="Arial" style:font-size-asian="12pt" style:font-name-complex="Arial" style:font-size-complex="12pt"/>
    </style:style>
    <style:style style:name="T352_9" style:family="text">
      <style:text-properties style:font-name="Arial" fo:font-size="12pt" style:font-name-asian="Arial" style:font-size-asian="12pt" style:font-name-complex="Arial" style:font-size-complex="12pt"/>
    </style:style>
    <style:style style:name="T352_10" style:family="text">
      <style:text-properties style:font-name="Arial" fo:font-size="12pt" style:font-name-asian="Arial" style:font-size-asian="12pt" style:font-name-complex="Arial" style:font-size-complex="12pt"/>
    </style:style>
    <style:style style:name="T352_11" style:family="text">
      <style:text-properties style:font-name="Arial" fo:font-size="12pt" style:font-name-asian="Arial" style:font-size-asian="12pt" style:font-name-complex="Arial" style:font-size-complex="12pt"/>
    </style:style>
    <style:style style:name="T352_12" style:family="text">
      <style:text-properties style:font-name="Arial" fo:font-size="12pt" style:font-name-asian="Arial" style:font-size-asian="12pt" style:font-name-complex="Arial" style:font-size-complex="12pt"/>
    </style:style>
    <style:style style:name="T352_13" style:family="text">
      <style:text-properties style:font-name="Arial" fo:font-size="12pt" style:font-name-asian="Arial" style:font-size-asian="12pt" style:font-name-complex="Arial" style:font-size-complex="12pt"/>
    </style:style>
    <style:style style:name="P353" style:family="paragraph" style:parent-style-name="Standard">
      <style:paragraph-properties fo:break-before="auto" fo:text-indent="0cm" fo:line-height="115%" fo:margin-left="1.27cm" style:writing-mode="lr-tb"/>
    </style:style>
    <style:style style:name="T353_1" style:family="text">
      <style:text-properties fo:font-size="12pt" style:font-size-asian="12pt" style:font-size-complex="12pt" fo:font-weight="bold" style:font-weight-asian="bold" style:font-weight-complex="bold"/>
    </style:style>
    <style:style style:name="Table6" style:family="table">
      <style:table-properties table:align="left" style:width="15.875cm" fo:margin-left="0cm"/>
    </style:style>
    <style:style style:name="Column13" style:family="table-column">
      <style:table-column-properties style:column-width="7.567cm"/>
    </style:style>
    <style:style style:name="Column14" style:family="table-column">
      <style:table-column-properties style:column-width="8.308cm"/>
    </style:style>
    <style:style style:name="Row50" style:family="table-row"/>
    <style:style style:name="Cell107" style:family="table-cell">
      <style:table-cell-properties fo:background-color="#b7b7b7" style:vertical-align="top" fo:padding-top="0.176cm" fo:border-top="#000000 0.035cm solid" fo:padding-bottom="0.176cm" fo:border-bottom="#000000 0.035cm solid" fo:padding-left="0.176cm" fo:border-left="#000000 0.035cm solid" fo:padding-right="0.176cm" fo:border-right="#666666 0.035cm solid"/>
    </style:style>
    <style:style style:name="P35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8" style:family="table-cell">
      <style:table-cell-properties fo:background-color="#b7b7b7" style:vertical-align="top" fo:padding-top="0.176cm" fo:border-top="#666666 0.035cm solid" fo:padding-bottom="0.176cm" fo:border-bottom="#666666 0.035cm solid" fo:padding-left="0.176cm" fo:border-left="#666666 0.035cm solid" fo:padding-right="0.176cm" fo:border-right="#666666 0.035cm solid"/>
    </style:style>
    <style:style style:name="P3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1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Heading_20_2">
      <style:paragraph-properties fo:text-align="center" fo:break-before="auto" fo:text-indent="0cm" fo:line-height="115%" fo:margin-top="0.353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 style:text-underline-style="none"/>
    </style:style>
    <style:style style:name="P357" style:family="paragraph" style:parent-style-name="Heading_20_2">
      <style:paragraph-properties fo:text-align="center" fo:break-before="auto" fo:text-indent="0cm" fo:line-height="115%" fo:margin-top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58" style:family="paragraph" style:parent-style-name="Heading_20_2">
      <style:paragraph-properties fo:text-align="center" fo:break-before="auto" fo:text-indent="0cm" fo:line-height="115%" fo:margin-top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59" style:family="paragraph" style:parent-style-name="Heading_20_2">
      <style:paragraph-properties fo:text-align="center" fo:break-before="auto" fo:text-indent="0cm" fo:line-height="115%" fo:margin-top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0" style:family="paragraph" style:parent-style-name="Heading_20_2">
      <style:paragraph-properties fo:text-align="center" fo:break-before="auto" fo:text-indent="0cm" fo:line-height="115%" fo:margin-top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1" style:family="paragraph" style:parent-style-name="Heading_20_2">
      <style:paragraph-properties fo:text-align="center" fo:break-before="auto" fo:text-indent="0cm" fo:line-height="115%" fo:margin-top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2" style:family="paragraph" style:parent-style-name="Heading_20_2">
      <style:paragraph-properties fo:text-align="center" fo:break-before="auto" fo:text-indent="0cm" fo:line-height="115%" fo:margin-top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3" style:family="paragraph" style:parent-style-name="Heading_20_2">
      <style:paragraph-properties fo:text-align="center" fo:break-before="auto" fo:text-indent="0cm" fo:line-height="115%" fo:margin-top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4" style:family="paragraph" style:parent-style-name="Heading_20_2">
      <style:paragraph-properties fo:text-align="center" fo:break-before="auto" fo:text-indent="0cm" fo:line-height="115%" fo:margin-top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5" style:family="paragraph" style:parent-style-name="Heading_20_2">
      <style:paragraph-properties fo:text-align="left" fo:break-before="auto" fo:text-indent="0cm" fo:line-height="115%" fo:margin-top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6" style:family="paragraph" style:parent-style-name="Heading_20_2">
      <style:paragraph-properties fo:text-align="center" fo:break-before="auto" fo:text-indent="0cm" fo:line-height="115%" fo:margin-top="0cm" fo:margin-left="0cm" fo:margin-right="0cm" fo:keep-with-next="always" fo:keep-together="always" fo:orphans="2" fo:widows="2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68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2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666666 0.035cm solid" fo:padding-bottom="0.176cm" fo:border-bottom="#666666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3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border-top="#666666 0.035cm solid" fo:border-bottom="#666666 0.035cm solid" fo:border-left="#000000 0.035cm solid" fo:border-right="#000000 0.035cm solid"/>
    </style:style>
    <style:style style:name="P37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4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1.27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border-top="#666666 0.035cm solid" fo:border-bottom="#666666 0.035cm solid" fo:border-left="#000000 0.035cm solid" fo:border-right="#000000 0.035cm solid"/>
    </style:style>
    <style:style style:name="P37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5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666666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0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6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57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break-before="auto" fo:line-height="115%" style:writing-mode="lr-tb"/>
    </style:style>
    <style:style style:name="P387" style:family="paragraph" style:parent-style-name="Heading_20_2">
      <style:paragraph-properties fo:text-align="justify" fo:break-before="auto" fo:line-height="115%" style:writing-mode="lr-tb"/>
    </style:style>
  </office:automatic-styles>
  <office:body>
    <office:text>
      <text:p text:style-name="P1"><text:span text:style-name="T1_1">Check</text:span><text:span text:style-name="T1_2"><text:s/></text:span><text:span text:style-name="T1_3">List</text:span><text:span text:style-name="T1_4"><text:s/></text:span><text:span text:style-name="T1_5">de</text:span><text:span text:style-name="T1_6"><text:s/></text:span><text:span text:style-name="T1_7">Garantia</text:span><text:span text:style-name="T1_8"><text:s/></text:span><text:span text:style-name="T1_9">de</text:span><text:span text:style-name="T1_10"><text:s/></text:span><text:span text:style-name="T1_11">Qualidade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><text:span text:style-name="T9_1">Projeto</text:span><text:span text:style-name="T9_2">:<text:s/></text:span><text:span text:style-name="T9_3">&lt;</text:span><text:span text:style-name="T9_4">Nome</text:span><text:span text:style-name="T9_5"><text:s/></text:span><text:span text:style-name="T9_6">do</text:span><text:span text:style-name="T9_7"><text:s/></text:span><text:span text:style-name="T9_8">Projeto</text:span><text:span text:style-name="T9_9">&gt;</text:span></text:p>
      <text:p text:style-name="P10"><text:span text:style-name="T10_1">Cliente</text:span><text:span text:style-name="T10_2">:<text:s/></text:span><text:span text:style-name="T10_3">&lt;</text:span><text:span text:style-name="T10_4">Nome</text:span><text:span text:style-name="T10_5"><text:s/></text:span><text:span text:style-name="T10_6">do</text:span><text:span text:style-name="T10_7"><text:s/></text:span><text:span text:style-name="T10_8">Cliente</text:span><text:span text:style-name="T10_9">&gt;</text:span></text:p>
      <text:p text:style-name="P11"><text:span text:style-name="T11_1">Responsável</text:span><text:span text:style-name="T11_2"><text:s/></text:span><text:span text:style-name="T11_3">pela</text:span><text:span text:style-name="T11_4"><text:s/></text:span><text:span text:style-name="T11_5">Elaboração</text:span><text:span text:style-name="T11_6">:<text:s/></text:span><text:span text:style-name="T11_7">&lt;</text:span><text:span text:style-name="T11_8">Nome</text:span><text:span text:style-name="T11_9">&gt;</text:span></text:p>
      <text:p text:style-name="P12"><text:span text:style-name="T12_1">Função</text:span><text:span text:style-name="T12_2"><text:s/></text:span><text:span text:style-name="T12_3">do</text:span><text:span text:style-name="T12_4"><text:s/></text:span><text:span text:style-name="T12_5">Responsável</text:span><text:span text:style-name="T12_6">:<text:s/></text:span><text:span text:style-name="T12_7">&lt;</text:span><text:span text:style-name="T12_8">Função</text:span><text:span text:style-name="T12_9">&gt;</text:span></text:p>
      <text:p text:style-name="P13"><text:span text:style-name="T13_1">E</text:span><text:span text:style-name="T13_2">-</text:span><text:span text:style-name="T13_3">mail</text:span><text:span text:style-name="T13_4"><text:s/></text:span><text:span text:style-name="T13_5">do</text:span><text:span text:style-name="T13_6"><text:s/></text:span><text:span text:style-name="T13_7">Responsável</text:span><text:span text:style-name="T13_8">:<text:s/></text:span><text:span text:style-name="T13_9">&lt;</text:span><text:span text:style-name="T13_10">Email</text:span><text:span text:style-name="T13_11">&gt;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<text:span text:style-name="T21_1">Histórico</text:span><text:span text:style-name="T21_2"><text:s/></text:span><text:span text:style-name="T21_3">de</text:span><text:span text:style-name="T21_4"><text:s/></text:span><text:span text:style-name="T21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2"><text:span text:style-name="T22_1">Data</text:span></text:p>
          </table:table-cell>
          <table:table-cell table:style-name="Cell2">
            <text:p text:style-name="P23"><text:span text:style-name="T23_1">Versão</text:span></text:p>
          </table:table-cell>
          <table:table-cell table:style-name="Cell3">
            <text:p text:style-name="P24"><text:span text:style-name="T24_1">Descrição</text:span></text:p>
          </table:table-cell>
          <table:table-cell table:style-name="Cell4">
            <text:p text:style-name="P25"><text:span text:style-name="T25_1">Autor</text:span></text:p>
          </table:table-cell>
        </table:table-row>
        <table:table-row table:style-name="Row2">
          <table:table-cell table:style-name="Cell5">
            <text:p text:style-name="P26"/>
          </table:table-cell>
          <table:table-cell table:style-name="Cell6">
            <text:p text:style-name="P27"/>
          </table:table-cell>
          <table:table-cell table:style-name="Cell7">
            <text:p text:style-name="P28"/>
          </table:table-cell>
          <table:table-cell table:style-name="Cell8">
            <text:p text:style-name="P29"/>
          </table:table-cell>
        </table:table-row>
        <table:table-row table:style-name="Row3">
          <table:table-cell table:style-name="Cell9">
            <text:p text:style-name="P30"/>
          </table:table-cell>
          <table:table-cell table:style-name="Cell10">
            <text:p text:style-name="P31"/>
          </table:table-cell>
          <table:table-cell table:style-name="Cell11">
            <text:p text:style-name="P32"/>
          </table:table-cell>
          <table:table-cell table:style-name="Cell12">
            <text:p text:style-name="P33"/>
          </table:table-cell>
        </table:table-row>
        <table:table-row table:style-name="Row4">
          <table:table-cell table:style-name="Cell13">
            <text:p text:style-name="P34"/>
          </table:table-cell>
          <table:table-cell table:style-name="Cell14">
            <text:p text:style-name="P35"/>
          </table:table-cell>
          <table:table-cell table:style-name="Cell15">
            <text:p text:style-name="P36"/>
          </table:table-cell>
          <table:table-cell table:style-name="Cell16">
            <text:p text:style-name="P37"/>
          </table:table-cell>
        </table:table-row>
      </table:table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h text:style-name="P52" text:outline-level="10"><text:bookmark-start text:name="h.gjdgxs"/><text:bookmark-end text:name="h.gjdgxs"/><text:span text:style-name="T52_1">SUMÁRIO</text:span></text:h>
      <text:p text:style-name="P53"/>
      <text:p text:style-name="P54"/>
      <text:p text:style-name="P55"><text:span text:style-name="T55_1"><text:a xlink:type="simple" xlink:href="#h.gjdgxs"><text:span text:style-name="T55_2">SUMÁRIO</text:span></text:a></text:span></text:p>
      <text:p text:style-name="P56"><text:span text:style-name="T56_1"><text:a xlink:type="simple" xlink:href="#h.1fob9te"><text:span text:style-name="T56_2">Propósito</text:span></text:a></text:span></text:p>
      <text:p text:style-name="P57"><text:span text:style-name="T57_1"><text:a xlink:type="simple" xlink:href="#h.3znysh7"><text:span text:style-name="T57_2">Checklists</text:span></text:a></text:span></text:p>
      <text:p text:style-name="P58"><text:bookmark-start text:name="h.30j0zll"/><text:bookmark-end text:name="h.30j0zll"/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list text:style-name="LS1" xml:id="list0">
        <text:list-item>
          <text:h text:style-name="P100" text:outline-level="10"><text:bookmark-start text:name="h.1fob9te"/><text:bookmark-end text:name="h.1fob9te"/><text:span text:style-name="T100_1">Propósito</text:span></text:h>
        </text:list-item>
      </text:list>
      <text:p text:style-name="P101"><text:span text:style-name="T101_1">Definir</text:span><text:span text:style-name="T101_2"><text:s/></text:span><text:span text:style-name="T101_3">um</text:span><text:span text:style-name="T101_4"><text:s/></text:span><text:span text:style-name="T101_5">conjunto</text:span><text:span text:style-name="T101_6"><text:s/></text:span><text:span text:style-name="T101_7">de</text:span><text:span text:style-name="T101_8"><text:s/></text:span><text:span text:style-name="T101_9">check</text:span><text:span text:style-name="T101_10"><text:s/></text:span><text:span text:style-name="T101_11">list</text:span><text:span text:style-name="T101_12"><text:s/></text:span><text:span text:style-name="T101_13">de</text:span><text:span text:style-name="T101_14"><text:s/></text:span><text:span text:style-name="T101_15">exemplo</text:span><text:span text:style-name="T101_16"><text:s/></text:span><text:span text:style-name="T101_17">para</text:span><text:span text:style-name="T101_18"><text:s/></text:span><text:span text:style-name="T101_19">estabelecer</text:span><text:span text:style-name="T101_20"><text:s/></text:span><text:span text:style-name="T101_21">critérios</text:span><text:span text:style-name="T101_22"><text:s/></text:span><text:span text:style-name="T101_23">de</text:span><text:span text:style-name="T101_24"><text:s/></text:span><text:span text:style-name="T101_25">aceitação</text:span><text:span text:style-name="T101_26"><text:s/></text:span><text:span text:style-name="T101_27">para</text:span><text:span text:style-name="T101_28"><text:s/></text:span><text:span text:style-name="T101_29">cada</text:span><text:span text:style-name="T101_30"><text:s/></text:span><text:span text:style-name="T101_31">item</text:span><text:span text:style-name="T101_32"><text:s/></text:span><text:span text:style-name="T101_33">identificado</text:span><text:span text:style-name="T101_34"><text:s/></text:span><text:span text:style-name="T101_35">como</text:span><text:span text:style-name="T101_36"><text:s/></text:span><text:span text:style-name="T101_37">alvo</text:span><text:span text:style-name="T101_38"><text:s/></text:span><text:span text:style-name="T101_39">de</text:span><text:span text:style-name="T101_40"><text:s/></text:span><text:span text:style-name="T101_41">garantia</text:span><text:span text:style-name="T101_42"><text:s/></text:span><text:span text:style-name="T101_43">de</text:span><text:span text:style-name="T101_44"><text:s/></text:span><text:span text:style-name="T101_45">qualidade</text:span><text:span text:style-name="T101_46">.<text:s/></text:span><text:span text:style-name="T101_47">Os</text:span><text:span text:style-name="T101_48"><text:s/></text:span><text:span text:style-name="T101_49">check</text:span><text:span text:style-name="T101_50"><text:s/></text:span><text:span text:style-name="T101_51">list</text:span><text:span text:style-name="T101_52"><text:s/></text:span><text:span text:style-name="T101_53">serão</text:span><text:span text:style-name="T101_54"><text:s/></text:span><text:span text:style-name="T101_55">usados</text:span><text:span text:style-name="T101_56"><text:s/>(</text:span><text:span text:style-name="T101_57">adaptados</text:span><text:span text:style-name="T101_58"><text:s/></text:span><text:span text:style-name="T101_59">ou</text:span><text:span text:style-name="T101_60"><text:s/></text:span><text:span text:style-name="T101_61">não</text:span><text:span text:style-name="T101_62">)<text:s/></text:span><text:span text:style-name="T101_63">como</text:span><text:span text:style-name="T101_64"><text:s/></text:span><text:span text:style-name="T101_65">base</text:span><text:span text:style-name="T101_66"><text:s/></text:span><text:span text:style-name="T101_67">para</text:span><text:span text:style-name="T101_68"><text:s/></text:span><text:span text:style-name="T101_69">análise</text:span><text:span text:style-name="T101_70"><text:s/></text:span><text:span text:style-name="T101_71">dos</text:span><text:span text:style-name="T101_72"><text:s/></text:span><text:span text:style-name="T101_73">artefatos</text:span><text:span text:style-name="T101_74">.</text:span></text:p>
      <text:p text:style-name="P102"/>
      <text:list text:style-name="LS1" xml:id="list1" text:continue-list="list0">
        <text:list-item>
          <text:h text:style-name="P103" text:outline-level="10"><text:bookmark-start text:name="h.3znysh7"/><text:bookmark-end text:name="h.3znysh7"/><text:span text:style-name="T103_1">Checklists</text:span></text:h>
        </text:list-item>
      </text:list>
      <text:p text:style-name="P104"><text:span text:style-name="T104_1">&lt;</text:span><text:span text:style-name="T104_2">Aqui</text:span><text:span text:style-name="T104_3"><text:s/></text:span><text:span text:style-name="T104_4">são</text:span><text:span text:style-name="T104_5"><text:s/></text:span><text:span text:style-name="T104_6">fornecidos</text:span><text:span text:style-name="T104_7"><text:s/></text:span><text:span text:style-name="T104_8">exemplos</text:span><text:span text:style-name="T104_9"><text:s/></text:span><text:span text:style-name="T104_10">de</text:span><text:span text:style-name="T104_11"><text:s/></text:span><text:span text:style-name="T104_12">checklists</text:span><text:span text:style-name="T104_13"><text:s/></text:span><text:span text:style-name="T104_14">para</text:span><text:span text:style-name="T104_15"><text:s/></text:span><text:span text:style-name="T104_16">cada</text:span><text:span text:style-name="T104_17"><text:s/></text:span><text:span text:style-name="T104_18">tipo</text:span><text:span text:style-name="T104_19"><text:s/></text:span><text:span text:style-name="T104_20">de</text:span><text:span text:style-name="T104_21"><text:s/></text:span><text:span text:style-name="T104_22">produto</text:span><text:span text:style-name="T104_23">.<text:s/></text:span><text:span text:style-name="T104_24">Deve</text:span><text:span text:style-name="T104_25">-</text:span><text:span text:style-name="T104_26">se</text:span><text:span text:style-name="T104_27"><text:s/></text:span><text:span text:style-name="T104_28">instanciar</text:span><text:span text:style-name="T104_29"><text:s/></text:span><text:span text:style-name="T104_30">apenas</text:span><text:span text:style-name="T104_31"><text:s/></text:span><text:span text:style-name="T104_32">aqueles</text:span><text:span text:style-name="T104_33"><text:s/></text:span><text:span text:style-name="T104_34">que</text:span><text:span text:style-name="T104_35"><text:s/></text:span><text:span text:style-name="T104_36">correspondem</text:span><text:span text:style-name="T104_37"><text:s/></text:span><text:span text:style-name="T104_38">aos</text:span><text:span text:style-name="T104_39"><text:s/></text:span><text:span text:style-name="T104_40">tipos</text:span><text:span text:style-name="T104_41"><text:s/></text:span><text:span text:style-name="T104_42">de</text:span><text:span text:style-name="T104_43"><text:s/></text:span><text:span text:style-name="T104_44">produtos</text:span><text:span text:style-name="T104_45"><text:s/></text:span><text:span text:style-name="T104_46">que</text:span><text:span text:style-name="T104_47"><text:s/></text:span><text:span text:style-name="T104_48">foram</text:span><text:span text:style-name="T104_49"><text:s/></text:span><text:span text:style-name="T104_50">identificados</text:span><text:span text:style-name="T104_51"><text:s/></text:span><text:span text:style-name="T104_52">para</text:span><text:span text:style-name="T104_53"><text:s/></text:span><text:span text:style-name="T104_54">Garantia</text:span><text:span text:style-name="T104_55"><text:s/></text:span><text:span text:style-name="T104_56">de</text:span><text:span text:style-name="T104_57"><text:s/></text:span><text:span text:style-name="T104_58">Qualidade</text:span><text:span text:style-name="T104_59"><text:s/></text:span><text:span text:style-name="T104_60">e</text:span><text:span text:style-name="T104_61"><text:s/></text:span><text:span text:style-name="T104_62">adaptá</text:span><text:span text:style-name="T104_63">-</text:span><text:span text:style-name="T104_64">los</text:span><text:span text:style-name="T104_65"><text:s/></text:span><text:span text:style-name="T104_66">caso</text:span><text:span text:style-name="T104_67"><text:s/></text:span><text:span text:style-name="T104_68">necessário</text:span><text:span text:style-name="T104_69">.&gt;</text:span></text:p>
      <text:h text:style-name="P105" text:outline-level="10"><text:bookmark-start text:name="h.2et92p0"/><text:bookmark-end text:name="h.2et92p0"/><text:span text:style-name="T105_1">2.1<text:s/>-<text:s/></text:span><text:span text:style-name="T105_2">Checklist</text:span><text:span text:style-name="T105_3"><text:s/></text:span><text:span text:style-name="T105_4">para</text:span><text:span text:style-name="T105_5"><text:s/></text:span><text:span text:style-name="T105_6">Requisitos</text:span></text:h>
      <text:p text:style-name="P106"/>
      <table:table table:style-name="Table2">
        <table:table-column table:style-name="Column5"/>
        <table:table-column table:style-name="Column6"/>
        <table:table-row table:style-name="Row5">
          <table:table-cell table:style-name="Cell17">
            <text:p text:style-name="P107"><text:span text:style-name="T107_1">Categoria</text:span></text:p>
          </table:table-cell>
          <table:table-cell table:style-name="Cell18">
            <text:p text:style-name="P108"><text:span text:style-name="T108_1">Check</text:span><text:span text:style-name="T108_2"><text:s/></text:span><text:span text:style-name="T108_3">list</text:span></text:p>
          </table:table-cell>
        </table:table-row>
        <table:table-row table:style-name="Row6">
          <table:table-cell table:style-name="Cell19">
            <text:p text:style-name="P109"/>
            <text:p text:style-name="P110"/>
            <text:p text:style-name="P111"/>
            <text:p text:style-name="P112"/>
            <text:p text:style-name="P113"/>
            <text:p text:style-name="P114"/>
            <text:p text:style-name="P115"/>
            <text:p text:style-name="P116"/>
            <text:p text:style-name="P117"/>
            <text:p text:style-name="P118"><text:span text:style-name="T118_1">Requisitos</text:span></text:p>
          </table:table-cell>
          <table:table-cell table:style-name="Cell20">
            <text:p text:style-name="P119"><text:span text:style-name="T119_1"><text:s/></text:span><text:span text:style-name="T119_2">Os</text:span><text:span text:style-name="T119_3"><text:s/></text:span><text:span text:style-name="T119_4">requisitos</text:span><text:span text:style-name="T119_5"><text:s/></text:span><text:span text:style-name="T119_6">são</text:span><text:span text:style-name="T119_7"><text:s/></text:span><text:span text:style-name="T119_8">consistentes</text:span><text:span text:style-name="T119_9"><text:s/></text:span><text:span text:style-name="T119_10">entre</text:span><text:span text:style-name="T119_11"><text:s/></text:span><text:span text:style-name="T119_12">si</text:span><text:span text:style-name="T119_13">?</text:span></text:p>
          </table:table-cell>
        </table:table-row>
        <table:table-row table:style-name="Row7">
          <table:table-cell table:style-name="Cell21">
            <text:p text:style-name="P120"/>
          </table:table-cell>
          <table:table-cell table:style-name="Cell22">
            <text:p text:style-name="P121"><text:span text:style-name="T121_1">Os</text:span><text:span text:style-name="T121_2"><text:s/></text:span><text:span text:style-name="T121_3">requisitos</text:span><text:span text:style-name="T121_4"><text:s/></text:span><text:span text:style-name="T121_5">do</text:span><text:span text:style-name="T121_6"><text:s/></text:span><text:span text:style-name="T121_7">software</text:span><text:span text:style-name="T121_8"><text:s/></text:span><text:span text:style-name="T121_9">são</text:span><text:span text:style-name="T121_10"><text:s/></text:span><text:span text:style-name="T121_11">consistentes</text:span><text:span text:style-name="T121_12"><text:s/></text:span><text:span text:style-name="T121_13">com</text:span><text:span text:style-name="T121_14"><text:s/></text:span><text:span text:style-name="T121_15">os</text:span><text:span text:style-name="T121_16"><text:s/></text:span><text:span text:style-name="T121_17">requisitos</text:span><text:span text:style-name="T121_18"><text:s/></text:span><text:span text:style-name="T121_19">do</text:span><text:span text:style-name="T121_20"><text:s/></text:span><text:span text:style-name="T121_21">cliente</text:span><text:span text:style-name="T121_22">?</text:span></text:p>
          </table:table-cell>
        </table:table-row>
        <table:table-row table:style-name="Row8">
          <table:table-cell table:style-name="Cell23">
            <text:p text:style-name="P122"/>
          </table:table-cell>
          <table:table-cell table:style-name="Cell24">
            <text:p text:style-name="P123"><text:span text:style-name="T123_1">Os</text:span><text:span text:style-name="T123_2"><text:s/></text:span><text:span text:style-name="T123_3">requisitos</text:span><text:span text:style-name="T123_4"><text:s/></text:span><text:span text:style-name="T123_5">do</text:span><text:span text:style-name="T123_6"><text:s/></text:span><text:span text:style-name="T123_7">software</text:span><text:span text:style-name="T123_8"><text:s/></text:span><text:span text:style-name="T123_9">são</text:span><text:span text:style-name="T123_10"><text:s/></text:span><text:span text:style-name="T123_11">consistentes</text:span><text:span text:style-name="T123_12"><text:s/></text:span><text:span text:style-name="T123_13">com</text:span><text:span text:style-name="T123_14"><text:s/></text:span><text:span text:style-name="T123_15">os</text:span><text:span text:style-name="T123_16"><text:s/></text:span><text:span text:style-name="T123_17">requisitos</text:span><text:span text:style-name="T123_18"><text:s/></text:span><text:span text:style-name="T123_19">do</text:span><text:span text:style-name="T123_20"><text:s/></text:span><text:span text:style-name="T123_21">sistema</text:span><text:span text:style-name="T123_22">?</text:span></text:p>
          </table:table-cell>
        </table:table-row>
        <table:table-row table:style-name="Row9">
          <table:table-cell table:style-name="Cell25">
            <text:p text:style-name="P124"/>
          </table:table-cell>
          <table:table-cell table:style-name="Cell26">
            <text:p text:style-name="P125"><text:span text:style-name="T125_1">O</text:span><text:span text:style-name="T125_2"><text:s/></text:span><text:span text:style-name="T125_3">significado</text:span><text:span text:style-name="T125_4"><text:s/></text:span><text:span text:style-name="T125_5">de</text:span><text:span text:style-name="T125_6"><text:s/></text:span><text:span text:style-name="T125_7">cada</text:span><text:span text:style-name="T125_8"><text:s/></text:span><text:span text:style-name="T125_9">requisito</text:span><text:span text:style-name="T125_10"><text:s/></text:span><text:span text:style-name="T125_11">é</text:span><text:span text:style-name="T125_12"><text:s/></text:span><text:span text:style-name="T125_13">compreensível</text:span><text:span text:style-name="T125_14">?</text:span></text:p>
          </table:table-cell>
        </table:table-row>
        <table:table-row table:style-name="Row10">
          <table:table-cell table:style-name="Cell27">
            <text:p text:style-name="P126"/>
          </table:table-cell>
          <table:table-cell table:style-name="Cell28">
            <text:p text:style-name="P127"><text:span text:style-name="T127_1">Os</text:span><text:span text:style-name="T127_2"><text:s/></text:span><text:span text:style-name="T127_3">requisitos</text:span><text:span text:style-name="T127_4"><text:s/></text:span><text:span text:style-name="T127_5">estão</text:span><text:span text:style-name="T127_6"><text:s/></text:span><text:span text:style-name="T127_7">descritos</text:span><text:span text:style-name="T127_8"><text:s/></text:span><text:span text:style-name="T127_9">com</text:span><text:span text:style-name="T127_10"><text:s/></text:span><text:span text:style-name="T127_11">um</text:span><text:span text:style-name="T127_12"><text:s/></text:span><text:span text:style-name="T127_13">nível</text:span><text:span text:style-name="T127_14"><text:s/></text:span><text:span text:style-name="T127_15">de</text:span><text:span text:style-name="T127_16"><text:s/></text:span><text:span text:style-name="T127_17">detalhes</text:span><text:span text:style-name="T127_18"><text:s/></text:span><text:span text:style-name="T127_19">suficiente</text:span><text:span text:style-name="T127_20"><text:s/></text:span><text:span text:style-name="T127_21">para</text:span><text:span text:style-name="T127_22"><text:s/></text:span><text:span text:style-name="T127_23">o</text:span><text:span text:style-name="T127_24"><text:s/></text:span><text:span text:style-name="T127_25">entendimento</text:span><text:span text:style-name="T127_26">?</text:span></text:p>
          </table:table-cell>
        </table:table-row>
        <table:table-row table:style-name="Row11">
          <table:table-cell table:style-name="Cell29">
            <text:p text:style-name="P128"/>
          </table:table-cell>
          <table:table-cell table:style-name="Cell30">
            <text:p text:style-name="P129"><text:span text:style-name="T129_1">Os</text:span><text:span text:style-name="T129_2"><text:s/></text:span><text:span text:style-name="T129_3">requisitos</text:span><text:span text:style-name="T129_4"><text:s/></text:span><text:span text:style-name="T129_5">podem</text:span><text:span text:style-name="T129_6"><text:s/></text:span><text:span text:style-name="T129_7">ser</text:span><text:span text:style-name="T129_8"><text:s/></text:span><text:span text:style-name="T129_9">entendidos</text:span><text:span text:style-name="T129_10"><text:s/></text:span><text:span text:style-name="T129_11">e</text:span><text:span text:style-name="T129_12"><text:s/></text:span><text:span text:style-name="T129_13">desenvolvidos</text:span><text:span text:style-name="T129_14"><text:s/></text:span><text:span text:style-name="T129_15">por</text:span><text:span text:style-name="T129_16"><text:s/></text:span><text:span text:style-name="T129_17">um</text:span><text:span text:style-name="T129_18"><text:s/></text:span><text:span text:style-name="T129_19">grupo</text:span><text:span text:style-name="T129_20"><text:s/></text:span><text:span text:style-name="T129_21">independente</text:span><text:span text:style-name="T129_22">?</text:span></text:p>
          </table:table-cell>
        </table:table-row>
        <table:table-row table:style-name="Row12">
          <table:table-cell table:style-name="Cell31">
            <text:p text:style-name="P130"/>
          </table:table-cell>
          <table:table-cell table:style-name="Cell32">
            <text:p text:style-name="P131"><text:span text:style-name="T131_1">Cada</text:span><text:span text:style-name="T131_2"><text:s/></text:span><text:span text:style-name="T131_3">requisito</text:span><text:span text:style-name="T131_4"><text:s/></text:span><text:span text:style-name="T131_5">é</text:span><text:span text:style-name="T131_6"><text:s/></text:span><text:span text:style-name="T131_7">testável</text:span><text:span text:style-name="T131_8">?</text:span></text:p>
          </table:table-cell>
        </table:table-row>
        <table:table-row table:style-name="Row13">
          <table:table-cell table:style-name="Cell33">
            <text:p text:style-name="P132"/>
          </table:table-cell>
          <table:table-cell table:style-name="Cell34">
            <text:p text:style-name="P133"><text:span text:style-name="T133_1"><text:s/></text:span><text:span text:style-name="T133_2">Os</text:span><text:span text:style-name="T133_3"><text:s/></text:span><text:span text:style-name="T133_4">requisitos</text:span><text:span text:style-name="T133_5"><text:s/></text:span><text:span text:style-name="T133_6">descritos</text:span><text:span text:style-name="T133_7"><text:s/></text:span><text:span text:style-name="T133_8">são</text:span><text:span text:style-name="T133_9"><text:s/></text:span><text:span text:style-name="T133_10">adequados</text:span><text:span text:style-name="T133_11"><text:s/></text:span><text:span text:style-name="T133_12">às</text:span><text:span text:style-name="T133_13"><text:s/></text:span><text:span text:style-name="T133_14">necessidades</text:span><text:span text:style-name="T133_15"><text:s/></text:span><text:span text:style-name="T133_16">do</text:span><text:span text:style-name="T133_17"><text:s/></text:span><text:span text:style-name="T133_18">cliente</text:span><text:span text:style-name="T133_19">?</text:span></text:p>
          </table:table-cell>
        </table:table-row>
      </table:table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h text:style-name="P141" text:outline-level="10"><text:bookmark-start text:name="h.tyjcwt"/><text:bookmark-end text:name="h.tyjcwt"/><text:span text:style-name="T141_1">2.2<text:s/>-<text:s/></text:span><text:span text:style-name="T141_2">Check</text:span><text:span text:style-name="T141_3"><text:s/></text:span><text:span text:style-name="T141_4">list</text:span><text:span text:style-name="T141_5"><text:s/></text:span><text:span text:style-name="T141_6">para</text:span><text:span text:style-name="T141_7"><text:s/></text:span><text:span text:style-name="T141_8">Plano</text:span><text:span text:style-name="T141_9"><text:s/></text:span><text:span text:style-name="T141_10">de</text:span><text:span text:style-name="T141_11"><text:s/></text:span><text:span text:style-name="T141_12">Desenvolvimento</text:span></text:h>
      <text:p text:style-name="P142"/>
      <text:p text:style-name="P143"/>
      <table:table table:style-name="Table3">
        <table:table-column table:style-name="Column7"/>
        <table:table-column table:style-name="Column8"/>
        <table:table-row table:style-name="Row14">
          <table:table-cell table:style-name="Cell35">
            <text:p text:style-name="P144"><text:span text:style-name="T144_1">Categoria</text:span></text:p>
          </table:table-cell>
          <table:table-cell table:style-name="Cell36">
            <text:p text:style-name="P145"><text:span text:style-name="T145_1">Check</text:span><text:span text:style-name="T145_2"><text:s/></text:span><text:span text:style-name="T145_3">list</text:span></text:p>
          </table:table-cell>
        </table:table-row>
        <table:table-row table:style-name="Row15">
          <table:table-cell table:style-name="Cell37"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  <text:p text:style-name="P160"/>
            <text:p text:style-name="P161"/>
            <text:p text:style-name="P162"/>
            <text:p text:style-name="P163"/>
            <text:p text:style-name="P164"/>
            <text:p text:style-name="P165"><text:span text:style-name="T165_1">Plano</text:span><text:span text:style-name="T165_2"><text:s/></text:span><text:span text:style-name="T165_3">de</text:span><text:span text:style-name="T165_4"><text:s/></text:span><text:span text:style-name="T165_5">Desenvolvimento</text:span></text:p>
          </table:table-cell>
          <table:table-cell table:style-name="Cell38">
            <text:p text:style-name="P166"><text:span text:style-name="T166_1">O</text:span><text:span text:style-name="T166_2"><text:s/></text:span><text:span text:style-name="T166_3">cronograma</text:span><text:span text:style-name="T166_4"><text:s/></text:span><text:span text:style-name="T166_5">está</text:span><text:span text:style-name="T166_6"><text:s/></text:span><text:span text:style-name="T166_7">consistente</text:span><text:span text:style-name="T166_8"><text:s/></text:span><text:span text:style-name="T166_9">com</text:span><text:span text:style-name="T166_10"><text:s/></text:span><text:span text:style-name="T166_11">o</text:span><text:span text:style-name="T166_12"><text:s/></text:span><text:span text:style-name="T166_13">que</text:span><text:span text:style-name="T166_14"><text:s/></text:span><text:span text:style-name="T166_15">precisa</text:span><text:span text:style-name="T166_16"><text:s/></text:span><text:span text:style-name="T166_17">ser</text:span><text:span text:style-name="T166_18"><text:s/></text:span><text:span text:style-name="T166_19">feito</text:span><text:span text:style-name="T166_20">?</text:span></text:p>
            <text:p text:style-name="P167"/>
          </table:table-cell>
        </table:table-row>
        <table:table-row table:style-name="Row16">
          <table:table-cell table:style-name="Cell39">
            <text:p text:style-name="P168"/>
          </table:table-cell>
          <table:table-cell table:style-name="Cell40">
            <text:p text:style-name="P169"><text:span text:style-name="T169_1">A</text:span><text:span text:style-name="T169_2"><text:s/></text:span><text:span text:style-name="T169_3">equipe</text:span><text:span text:style-name="T169_4"><text:s/></text:span><text:span text:style-name="T169_5">participou</text:span><text:span text:style-name="T169_6"><text:s/></text:span><text:span text:style-name="T169_7">da</text:span><text:span text:style-name="T169_8"><text:s/></text:span><text:span text:style-name="T169_9">definição</text:span><text:span text:style-name="T169_10"><text:s/></text:span><text:span text:style-name="T169_11">dos</text:span><text:span text:style-name="T169_12"><text:s/></text:span><text:span text:style-name="T169_13">prazos</text:span><text:span text:style-name="T169_14">?</text:span></text:p>
            <text:p text:style-name="P170"/>
          </table:table-cell>
        </table:table-row>
        <table:table-row table:style-name="Row17">
          <table:table-cell table:style-name="Cell41">
            <text:p text:style-name="P171"/>
          </table:table-cell>
          <table:table-cell table:style-name="Cell42">
            <text:p text:style-name="P172"><text:span text:style-name="T172_1">As</text:span><text:span text:style-name="T172_2"><text:s/></text:span><text:span text:style-name="T172_3">priorizações</text:span><text:span text:style-name="T172_4"><text:s/></text:span><text:span text:style-name="T172_5">dos</text:span><text:span text:style-name="T172_6"><text:s/></text:span><text:span text:style-name="T172_7">casos</text:span><text:span text:style-name="T172_8"><text:s/></text:span><text:span text:style-name="T172_9">de</text:span><text:span text:style-name="T172_10"><text:s/></text:span><text:span text:style-name="T172_11">uso</text:span><text:span text:style-name="T172_12"><text:s/></text:span><text:span text:style-name="T172_13">foram</text:span><text:span text:style-name="T172_14"><text:s/></text:span><text:span text:style-name="T172_15">consideradas</text:span><text:span text:style-name="T172_16"><text:s/></text:span><text:span text:style-name="T172_17">nas</text:span><text:span text:style-name="T172_18"><text:s/></text:span><text:span text:style-name="T172_19">alocações</text:span><text:span text:style-name="T172_20"><text:s/></text:span><text:span text:style-name="T172_21">nos</text:span><text:span text:style-name="T172_22"><text:s/></text:span><text:span text:style-name="T172_23">ciclos</text:span><text:span text:style-name="T172_24"><text:s/></text:span><text:span text:style-name="T172_25">de</text:span><text:span text:style-name="T172_26"><text:s/></text:span><text:span text:style-name="T172_27">desenvolvimento</text:span><text:span text:style-name="T172_28">?</text:span></text:p>
            <text:p text:style-name="P173"/>
          </table:table-cell>
        </table:table-row>
        <table:table-row table:style-name="Row18">
          <table:table-cell table:style-name="Cell43">
            <text:p text:style-name="P174"/>
          </table:table-cell>
          <table:table-cell table:style-name="Cell44">
            <text:p text:style-name="P175"><text:span text:style-name="T175_1">Os</text:span><text:span text:style-name="T175_2"><text:s/></text:span><text:span text:style-name="T175_3">ciclos</text:span><text:span text:style-name="T175_4"><text:s/></text:span><text:span text:style-name="T175_5">de</text:span><text:span text:style-name="T175_6"><text:s/></text:span><text:span text:style-name="T175_7">desenvolvimento</text:span><text:span text:style-name="T175_8"><text:s/></text:span><text:span text:style-name="T175_9">foram</text:span><text:span text:style-name="T175_10"><text:s/></text:span><text:span text:style-name="T175_11">bem</text:span><text:span text:style-name="T175_12"><text:s/></text:span><text:span text:style-name="T175_13">selecionados</text:span><text:span text:style-name="T175_14">?<text:s/></text:span><text:span text:style-name="T175_15">O</text:span><text:span text:style-name="T175_16"><text:s/></text:span><text:span text:style-name="T175_17">número</text:span><text:span text:style-name="T175_18"><text:s/></text:span><text:span text:style-name="T175_19">de</text:span><text:span text:style-name="T175_20"><text:s/></text:span><text:span text:style-name="T175_21">caso</text:span><text:span text:style-name="T175_22"><text:s/></text:span><text:span text:style-name="T175_23">de</text:span><text:span text:style-name="T175_24"><text:s/></text:span><text:span text:style-name="T175_25">uso</text:span><text:span text:style-name="T175_26"><text:s/></text:span><text:span text:style-name="T175_27">alocado</text:span><text:span text:style-name="T175_28"><text:s/></text:span><text:span text:style-name="T175_29">para</text:span><text:span text:style-name="T175_30"><text:s/></text:span><text:span text:style-name="T175_31">cada</text:span><text:span text:style-name="T175_32"><text:s/></text:span><text:span text:style-name="T175_33">ciclo</text:span><text:span text:style-name="T175_34"><text:s/></text:span><text:span text:style-name="T175_35">é</text:span><text:span text:style-name="T175_36"><text:s/></text:span><text:span text:style-name="T175_37">coerente</text:span><text:span text:style-name="T175_38"><text:s/></text:span><text:span text:style-name="T175_39">com</text:span><text:span text:style-name="T175_40"><text:s/></text:span><text:span text:style-name="T175_41">o</text:span><text:span text:style-name="T175_42"><text:s/></text:span><text:span text:style-name="T175_43">tempo</text:span><text:span text:style-name="T175_44"><text:s/></text:span><text:span text:style-name="T175_45">de</text:span><text:span text:style-name="T175_46"><text:s/></text:span><text:span text:style-name="T175_47">duração</text:span><text:span text:style-name="T175_48"><text:s/></text:span><text:span text:style-name="T175_49">do</text:span><text:span text:style-name="T175_50"><text:s/></text:span><text:span text:style-name="T175_51">ciclo</text:span><text:span text:style-name="T175_52">?</text:span></text:p>
            <text:p text:style-name="P176"/>
          </table:table-cell>
        </table:table-row>
        <table:table-row table:style-name="Row19">
          <table:table-cell table:style-name="Cell45">
            <text:p text:style-name="P177"/>
          </table:table-cell>
          <table:table-cell table:style-name="Cell46">
            <text:p text:style-name="P178"><text:span text:style-name="T178_1">Há</text:span><text:span text:style-name="T178_2"><text:s/></text:span><text:span text:style-name="T178_3">um</text:span><text:span text:style-name="T178_4"><text:s/></text:span><text:span text:style-name="T178_5">plano</text:span><text:span text:style-name="T178_6"><text:s/></text:span><text:span text:style-name="T178_7">de</text:span><text:span text:style-name="T178_8"><text:s/></text:span><text:span text:style-name="T178_9">riscos</text:span><text:span text:style-name="T178_10"><text:s/></text:span><text:span text:style-name="T178_11">em</text:span><text:span text:style-name="T178_12"><text:s/></text:span><text:span text:style-name="T178_13">andamento</text:span><text:span text:style-name="T178_14">?</text:span></text:p>
            <text:p text:style-name="P179"/>
          </table:table-cell>
        </table:table-row>
        <table:table-row table:style-name="Row20">
          <table:table-cell table:style-name="Cell47">
            <text:p text:style-name="P180"/>
          </table:table-cell>
          <table:table-cell table:style-name="Cell48">
            <text:p text:style-name="P181"><text:span text:style-name="T181_1">Todos</text:span><text:span text:style-name="T181_2"><text:s/></text:span><text:span text:style-name="T181_3">os</text:span><text:span text:style-name="T181_4"><text:s/></text:span><text:span text:style-name="T181_5">planos</text:span><text:span text:style-name="T181_6"><text:s/></text:span><text:span text:style-name="T181_7">adicionais</text:span><text:span text:style-name="T181_8"><text:s/></text:span><text:span text:style-name="T181_9">foram</text:span><text:span text:style-name="T181_10"><text:s/></text:span><text:span text:style-name="T181_11">listados</text:span><text:span text:style-name="T181_12">?</text:span></text:p>
            <text:p text:style-name="P182"/>
          </table:table-cell>
        </table:table-row>
        <table:table-row table:style-name="Row21">
          <table:table-cell table:style-name="Cell49">
            <text:p text:style-name="P183"/>
          </table:table-cell>
          <table:table-cell table:style-name="Cell50">
            <text:p text:style-name="P184"><text:span text:style-name="T184_1">Os</text:span><text:span text:style-name="T184_2"><text:s/></text:span><text:span text:style-name="T184_3">papéis</text:span><text:span text:style-name="T184_4"><text:s/></text:span><text:span text:style-name="T184_5">com</text:span><text:span text:style-name="T184_6"><text:s/></text:span><text:span text:style-name="T184_7">seus</text:span><text:span text:style-name="T184_8"><text:s/></text:span><text:span text:style-name="T184_9">respectivos</text:span><text:span text:style-name="T184_10"><text:s/></text:span><text:span text:style-name="T184_11">perfis</text:span><text:span text:style-name="T184_12">,<text:s/></text:span><text:span text:style-name="T184_13">disponibilidade</text:span><text:span text:style-name="T184_14"><text:s/></text:span><text:span text:style-name="T184_15">e</text:span><text:span text:style-name="T184_16"><text:s/></text:span><text:span text:style-name="T184_17">quantidade</text:span><text:span text:style-name="T184_18"><text:s/></text:span><text:span text:style-name="T184_19">foram</text:span><text:span text:style-name="T184_20"><text:s/></text:span><text:span text:style-name="T184_21">identificados</text:span><text:span text:style-name="T184_22"><text:s/></text:span><text:span text:style-name="T184_23">nas</text:span><text:span text:style-name="T184_24"><text:s/></text:span><text:span text:style-name="T184_25">necessidades</text:span><text:span text:style-name="T184_26"><text:s/></text:span><text:span text:style-name="T184_27">do</text:span><text:span text:style-name="T184_28"><text:s/></text:span><text:span text:style-name="T184_29">projeto</text:span><text:span text:style-name="T184_30">?<text:s/></text:span><text:span text:style-name="T184_31">Há</text:span><text:span text:style-name="T184_32"><text:s/></text:span><text:span text:style-name="T184_33">exageros</text:span><text:span text:style-name="T184_34"><text:s/></text:span><text:span text:style-name="T184_35">ou</text:span><text:span text:style-name="T184_36"><text:s/></text:span><text:span text:style-name="T184_37">falta</text:span><text:span text:style-name="T184_38"><text:s/></text:span><text:span text:style-name="T184_39">algum</text:span><text:span text:style-name="T184_40"><text:s/></text:span><text:span text:style-name="T184_41">papel</text:span><text:span text:style-name="T184_42">?<text:s/></text:span><text:span text:style-name="T184_43">Todos</text:span><text:span text:style-name="T184_44"><text:s/></text:span><text:span text:style-name="T184_45">os</text:span><text:span text:style-name="T184_46"><text:s/></text:span><text:span text:style-name="T184_47">papéis</text:span><text:span text:style-name="T184_48"><text:s/></text:span><text:span text:style-name="T184_49">identificados</text:span><text:span text:style-name="T184_50"><text:s/></text:span><text:span text:style-name="T184_51">estão</text:span><text:span text:style-name="T184_52"><text:s/></text:span><text:span text:style-name="T184_53">listados</text:span><text:span text:style-name="T184_54"><text:s/></text:span><text:span text:style-name="T184_55">no</text:span><text:span text:style-name="T184_56"><text:s/></text:span><text:span text:style-name="T184_57">cronograma</text:span><text:span text:style-name="T184_58"><text:s/></text:span><text:span text:style-name="T184_59">em</text:span><text:span text:style-name="T184_60"><text:s/></text:span><text:span text:style-name="T184_61">alguma</text:span><text:span text:style-name="T184_62"><text:s/></text:span><text:span text:style-name="T184_63">tarefa</text:span><text:span text:style-name="T184_64">?</text:span></text:p>
            <text:p text:style-name="P185"/>
          </table:table-cell>
        </table:table-row>
        <table:table-row table:style-name="Row22">
          <table:table-cell table:style-name="Cell51">
            <text:p text:style-name="P186"/>
          </table:table-cell>
          <table:table-cell table:style-name="Cell52">
            <text:p text:style-name="P187"><text:span text:style-name="T187_1">Foram</text:span><text:span text:style-name="T187_2"><text:s/></text:span><text:span text:style-name="T187_3">identificados</text:span><text:span text:style-name="T187_4">,<text:s/></text:span><text:span text:style-name="T187_5">no</text:span><text:span text:style-name="T187_6"><text:s/></text:span><text:span text:style-name="T187_7">escopo</text:span><text:span text:style-name="T187_8"><text:s/></text:span><text:span text:style-name="T187_9">do</text:span><text:span text:style-name="T187_10"><text:s/></text:span><text:span text:style-name="T187_11">projeto</text:span><text:span text:style-name="T187_12">,<text:s/></text:span><text:span text:style-name="T187_13">os</text:span><text:span text:style-name="T187_14"><text:s/></text:span><text:span text:style-name="T187_15">produtos</text:span><text:span text:style-name="T187_16"><text:s/></text:span><text:span text:style-name="T187_17">que</text:span><text:span text:style-name="T187_18"><text:s/></text:span><text:span text:style-name="T187_19">deverão</text:span><text:span text:style-name="T187_20"><text:s/></text:span><text:span text:style-name="T187_21">ser</text:span><text:span text:style-name="T187_22"><text:s/></text:span><text:span text:style-name="T187_23">entregues</text:span><text:span text:style-name="T187_24"><text:s/></text:span><text:span text:style-name="T187_25">no</text:span><text:span text:style-name="T187_26"><text:s/></text:span><text:span text:style-name="T187_27">final</text:span><text:span text:style-name="T187_28"><text:s/></text:span><text:span text:style-name="T187_29">do</text:span><text:span text:style-name="T187_30"><text:s/></text:span><text:span text:style-name="T187_31">projeto</text:span><text:span text:style-name="T187_32">?</text:span></text:p>
            <text:p text:style-name="P188"/>
          </table:table-cell>
        </table:table-row>
        <table:table-row table:style-name="Row23">
          <table:table-cell table:style-name="Cell53">
            <text:p text:style-name="P189"/>
          </table:table-cell>
          <table:table-cell table:style-name="Cell54">
            <text:p text:style-name="P190"><text:span text:style-name="T190_1">O</text:span><text:span text:style-name="T190_2"><text:s/></text:span><text:span text:style-name="T190_3">escopo</text:span><text:span text:style-name="T190_4"><text:s/></text:span><text:span text:style-name="T190_5">do</text:span><text:span text:style-name="T190_6"><text:s/></text:span><text:span text:style-name="T190_7">projeto</text:span><text:span text:style-name="T190_8"><text:s/></text:span><text:span text:style-name="T190_9">define</text:span><text:span text:style-name="T190_10"><text:s/></text:span><text:span text:style-name="T190_11">as</text:span><text:span text:style-name="T190_12"><text:s/></text:span><text:span text:style-name="T190_13">atividades</text:span><text:span text:style-name="T190_14"><text:s/></text:span><text:span text:style-name="T190_15">que</text:span><text:span text:style-name="T190_16"><text:s/></text:span><text:span text:style-name="T190_17">o</text:span><text:span text:style-name="T190_18"><text:s/></text:span><text:span text:style-name="T190_19">projeto</text:span><text:span text:style-name="T190_20"><text:s/></text:span><text:span text:style-name="T190_21">deverá</text:span><text:span text:style-name="T190_22"><text:s/></text:span><text:span text:style-name="T190_23">contemplar</text:span><text:span text:style-name="T190_24">?</text:span></text:p>
            <text:p text:style-name="P191"/>
          </table:table-cell>
        </table:table-row>
        <table:table-row table:style-name="Row24">
          <table:table-cell table:style-name="Cell55">
            <text:p text:style-name="P192"/>
          </table:table-cell>
          <table:table-cell table:style-name="Cell56">
            <text:p text:style-name="P193"><text:span text:style-name="T193_1">O</text:span><text:span text:style-name="T193_2"><text:s/></text:span><text:span text:style-name="T193_3">escopo</text:span><text:span text:style-name="T193_4"><text:s/></text:span><text:span text:style-name="T193_5">do</text:span><text:span text:style-name="T193_6"><text:s/></text:span><text:span text:style-name="T193_7">projeto</text:span><text:span text:style-name="T193_8"><text:s/></text:span><text:span text:style-name="T193_9">define</text:span><text:span text:style-name="T193_10"><text:s/></text:span><text:span text:style-name="T193_11">a</text:span><text:span text:style-name="T193_12"><text:s/></text:span><text:span text:style-name="T193_13">área</text:span><text:span text:style-name="T193_14"><text:s/></text:span><text:span text:style-name="T193_15">de</text:span><text:span text:style-name="T193_16"><text:s/></text:span><text:span text:style-name="T193_17">atuação</text:span><text:span text:style-name="T193_18"><text:s/></text:span><text:span text:style-name="T193_19">do</text:span><text:span text:style-name="T193_20"><text:s/></text:span><text:span text:style-name="T193_21">projeto</text:span><text:span text:style-name="T193_22">?</text:span></text:p>
          </table:table-cell>
        </table:table-row>
      </table:table>
      <text:h text:style-name="P194" text:outline-level="10"><text:span text:style-name="T194_1">2.3<text:s/>-<text:s text:c="3"/></text:span><text:span text:style-name="T194_2">Check</text:span><text:span text:style-name="T194_3"><text:s/></text:span><text:span text:style-name="T194_4">list</text:span><text:span text:style-name="T194_5"><text:s/></text:span><text:span text:style-name="T194_6">para</text:span><text:span text:style-name="T194_7"><text:s/></text:span><text:span text:style-name="T194_8">Plano</text:span><text:span text:style-name="T194_9"><text:s/></text:span><text:span text:style-name="T194_10">de</text:span><text:span text:style-name="T194_11"><text:s/></text:span><text:span text:style-name="T194_12">Comunicação</text:span><text:span text:style-name="T194_13">,<text:s/></text:span><text:span text:style-name="T194_14">Gerencia</text:span><text:span text:style-name="T194_15"><text:s/></text:span><text:span text:style-name="T194_16">de</text:span><text:span text:style-name="T194_17"><text:s/></text:span><text:span text:style-name="T194_18">riscos</text:span><text:span text:style-name="T194_19">,<text:s/></text:span><text:span text:style-name="T194_20">Gerencia</text:span><text:span text:style-name="T194_21"><text:s/></text:span><text:span text:style-name="T194_22">de</text:span><text:span text:style-name="T194_23"><text:s/></text:span><text:span text:style-name="T194_24">Configuração</text:span><text:span text:style-name="T194_25">.</text:span></text:h>
      <table:table table:style-name="Table4">
        <table:table-column table:style-name="Column9"/>
        <table:table-column table:style-name="Column10"/>
        <table:table-row table:style-name="Row25">
          <table:table-cell table:style-name="Cell57">
            <text:p text:style-name="P195"><text:span text:style-name="T195_1">Categoria</text:span></text:p>
          </table:table-cell>
          <table:table-cell table:style-name="Cell58">
            <text:p text:style-name="P196"><text:span text:style-name="T196_1">Check</text:span><text:span text:style-name="T196_2"><text:s/></text:span><text:span text:style-name="T196_3">list</text:span></text:p>
          </table:table-cell>
        </table:table-row>
        <table:table-row table:style-name="Row26">
          <table:table-cell table:style-name="Cell59">
            <text:p text:style-name="P197"/>
            <text:p text:style-name="P198"/>
            <text:p text:style-name="P199"/>
            <text:p text:style-name="P200"/>
            <text:p text:style-name="P201"/>
            <text:p text:style-name="P202"/>
            <text:p text:style-name="P203"/>
            <text:p text:style-name="P204"/>
            <text:p text:style-name="P205"/>
            <text:p text:style-name="P206"/>
            <text:p text:style-name="P207"/>
            <text:p text:style-name="P208"/>
            <text:p text:style-name="P209"/>
            <text:p text:style-name="P210"/>
            <text:p text:style-name="P211"/>
            <text:p text:style-name="P212"/>
            <text:p text:style-name="P213"/>
            <text:p text:style-name="P214"/>
            <text:p text:style-name="P215"/>
            <text:p text:style-name="P216"/>
            <text:p text:style-name="P217"/>
            <text:p text:style-name="P218"/>
            <text:h text:style-name="P219" text:outline-level="10"><text:span text:style-name="T219_1">Plano</text:span><text:span text:style-name="T219_2"><text:s/></text:span><text:span text:style-name="T219_3">de</text:span><text:span text:style-name="T219_4"><text:s/></text:span><text:span text:style-name="T219_5">Comunicação</text:span><text:span text:style-name="T219_6">,<text:s/></text:span><text:span text:style-name="T219_7">Gerência</text:span><text:span text:style-name="T219_8"><text:s/></text:span><text:span text:style-name="T219_9">de</text:span><text:span text:style-name="T219_10"><text:s/></text:span><text:span text:style-name="T219_11">riscos</text:span><text:span text:style-name="T219_12"><text:s/></text:span><text:span text:style-name="T219_13">e</text:span><text:span text:style-name="T219_14"><text:s/></text:span><text:span text:style-name="T219_15">de</text:span><text:span text:style-name="T219_16"><text:s/></text:span><text:span text:style-name="T219_17">Configuração</text:span><text:span text:style-name="T219_18">.</text:span></text:h>
            <text:p text:style-name="P220"/>
            <text:p text:style-name="P221"/>
            <text:p text:style-name="P222"/>
            <text:p text:style-name="P223"/>
            <text:p text:style-name="P224"/>
            <text:p text:style-name="P225"/>
            <text:p text:style-name="P226"/>
            <text:p text:style-name="P227"/>
            <text:p text:style-name="P228"/>
            <text:p text:style-name="P229"/>
            <text:p text:style-name="P230"/>
            <text:p text:style-name="P231"/>
            <text:p text:style-name="P232"/>
            <text:p text:style-name="P233"/>
            <text:p text:style-name="P234"/>
            <text:p text:style-name="P235"/>
            <text:p text:style-name="P236"/>
            <text:p text:style-name="P237"/>
            <text:p text:style-name="P238"/>
            <text:p text:style-name="P239"/>
            <text:p text:style-name="P240"/>
            <text:p text:style-name="P241"/>
            <text:p text:style-name="P242"/>
            <text:p text:style-name="P243"/>
            <text:p text:style-name="P244"/>
            <text:p text:style-name="P245"/>
            <text:p text:style-name="P246"/>
            <text:p text:style-name="P247"/>
            <text:p text:style-name="P248"/>
            <text:p text:style-name="P249"/>
            <text:p text:style-name="P250"/>
            <text:p text:style-name="P251"/>
            <text:p text:style-name="P252"/>
            <text:p text:style-name="P253"/>
            <text:p text:style-name="P254"/>
            <text:p text:style-name="P255"/>
            <text:h text:style-name="P256" text:outline-level="10"><text:span text:style-name="T256_1">Plano</text:span><text:span text:style-name="T256_2"><text:s/></text:span><text:span text:style-name="T256_3">de</text:span><text:span text:style-name="T256_4"><text:s/></text:span><text:span text:style-name="T256_5">Comunicação</text:span><text:span text:style-name="T256_6">,<text:s/></text:span><text:span text:style-name="T256_7">Gerência</text:span><text:span text:style-name="T256_8"><text:s/></text:span><text:span text:style-name="T256_9">de</text:span><text:span text:style-name="T256_10"><text:s/></text:span><text:span text:style-name="T256_11">riscos</text:span><text:span text:style-name="T256_12"><text:s/></text:span><text:span text:style-name="T256_13">e</text:span><text:span text:style-name="T256_14"><text:s/></text:span><text:span text:style-name="T256_15">de</text:span><text:span text:style-name="T256_16"><text:s/></text:span><text:span text:style-name="T256_17">Configuração</text:span><text:span text:style-name="T256_18">.</text:span></text:h>
            <text:p text:style-name="P257"/>
          </table:table-cell>
          <table:table-cell table:style-name="Cell60">
            <text:p text:style-name="P258"><text:span text:style-name="T258_1">Foram</text:span><text:span text:style-name="T258_2"><text:s/></text:span><text:span text:style-name="T258_3">listadas</text:span><text:span text:style-name="T258_4"><text:s/></text:span><text:span text:style-name="T258_5">as</text:span><text:span text:style-name="T258_6"><text:s/></text:span><text:span text:style-name="T258_7">comunicações</text:span><text:span text:style-name="T258_8"><text:s/></text:span><text:span text:style-name="T258_9">relevantes</text:span><text:span text:style-name="T258_10"><text:s/></text:span><text:span text:style-name="T258_11">do</text:span><text:span text:style-name="T258_12"><text:s/></text:span><text:span text:style-name="T258_13">projeto</text:span><text:span text:style-name="T258_14">,<text:s/></text:span><text:span text:style-name="T258_15">em</text:span><text:span text:style-name="T258_16"><text:s/></text:span><text:span text:style-name="T258_17">número</text:span><text:span text:style-name="T258_18"><text:s/></text:span><text:span text:style-name="T258_19">suficiente</text:span><text:span text:style-name="T258_20">?<text:s/></text:span><text:span text:style-name="T258_21">Para</text:span><text:span text:style-name="T258_22"><text:s/></text:span><text:span text:style-name="T258_23">cada</text:span><text:span text:style-name="T258_24"><text:s/></text:span><text:span text:style-name="T258_25">tipo</text:span><text:span text:style-name="T258_26"><text:s/></text:span><text:span text:style-name="T258_27">de</text:span><text:span text:style-name="T258_28"><text:s/></text:span><text:span text:style-name="T258_29">informação</text:span><text:span text:style-name="T258_30"><text:s/></text:span><text:span text:style-name="T258_31">listada</text:span><text:span text:style-name="T258_32">,<text:s/></text:span><text:span text:style-name="T258_33">há</text:span><text:span text:style-name="T258_34"><text:s/></text:span><text:span text:style-name="T258_35">o</text:span><text:span text:style-name="T258_36"><text:s/></text:span><text:span text:style-name="T258_37">seu</text:span><text:span text:style-name="T258_38"><text:s/></text:span><text:span text:style-name="T258_39">respectivo</text:span><text:span text:style-name="T258_40"><text:s/></text:span><text:span text:style-name="T258_41">emissor</text:span><text:span text:style-name="T258_42">,<text:s/></text:span><text:span text:style-name="T258_43">destinatário</text:span><text:span text:style-name="T258_44">(</text:span><text:span text:style-name="T258_45">s</text:span><text:span text:style-name="T258_46">)<text:s/></text:span><text:span text:style-name="T258_47">e</text:span><text:span text:style-name="T258_48"><text:s/></text:span><text:span text:style-name="T258_49">quando</text:span><text:span text:style-name="T258_50"><text:s/></text:span><text:span text:style-name="T258_51">a</text:span><text:span text:style-name="T258_52"><text:s/></text:span><text:span text:style-name="T258_53">informação</text:span><text:span text:style-name="T258_54"><text:s/></text:span><text:span text:style-name="T258_55">será</text:span><text:span text:style-name="T258_56"><text:s/></text:span><text:span text:style-name="T258_57">enviada</text:span><text:span text:style-name="T258_58"><text:s/></text:span><text:span text:style-name="T258_59">para</text:span><text:span text:style-name="T258_60"><text:s/></text:span><text:span text:style-name="T258_61">o</text:span><text:span text:style-name="T258_62">(</text:span><text:span text:style-name="T258_63">s</text:span><text:span text:style-name="T258_64">)<text:s/></text:span><text:span text:style-name="T258_65">destinatário</text:span><text:span text:style-name="T258_66">(</text:span><text:span text:style-name="T258_67">s</text:span><text:span text:style-name="T258_68">)?</text:span></text:p>
            <text:p text:style-name="P259"/>
          </table:table-cell>
        </table:table-row>
        <table:table-row table:style-name="Row27">
          <table:table-cell table:style-name="Cell61">
            <text:p text:style-name="P260"/>
          </table:table-cell>
          <table:table-cell table:style-name="Cell62">
            <text:p text:style-name="P261"><text:span text:style-name="T261_1">Foi</text:span><text:span text:style-name="T261_2"><text:s/></text:span><text:span text:style-name="T261_3">descrito</text:span><text:span text:style-name="T261_4"><text:s/></text:span><text:span text:style-name="T261_5">um</text:span><text:span text:style-name="T261_6"><text:s/></text:span><text:span text:style-name="T261_7">glossário</text:span><text:span text:style-name="T261_8"><text:s/></text:span><text:span text:style-name="T261_9">indicando</text:span><text:span text:style-name="T261_10"><text:s/></text:span><text:span text:style-name="T261_11">os</text:span><text:span text:style-name="T261_12"><text:s/></text:span><text:span text:style-name="T261_13">termos</text:span><text:span text:style-name="T261_14"><text:s/></text:span><text:span text:style-name="T261_15">mais</text:span><text:span text:style-name="T261_16"><text:s/></text:span><text:span text:style-name="T261_17">utilizados</text:span><text:span text:style-name="T261_18"><text:s/></text:span><text:span text:style-name="T261_19">nas</text:span><text:span text:style-name="T261_20"><text:s/></text:span><text:span text:style-name="T261_21">comunicações</text:span><text:span text:style-name="T261_22">?<text:s/></text:span><text:span text:style-name="T261_23">Os</text:span><text:span text:style-name="T261_24"><text:s/></text:span><text:span text:style-name="T261_25">termos</text:span><text:span text:style-name="T261_26"><text:s/></text:span><text:span text:style-name="T261_27">definidos</text:span><text:span text:style-name="T261_28"><text:s/></text:span><text:span text:style-name="T261_29">são</text:span><text:span text:style-name="T261_30"><text:s/></text:span><text:span text:style-name="T261_31">suficientes</text:span><text:span text:style-name="T261_32"><text:s/></text:span><text:span text:style-name="T261_33">para</text:span><text:span text:style-name="T261_34"><text:s/></text:span><text:span text:style-name="T261_35">facilitar</text:span><text:span text:style-name="T261_36"><text:s/></text:span><text:span text:style-name="T261_37">o</text:span><text:span text:style-name="T261_38"><text:s/></text:span><text:span text:style-name="T261_39">processo</text:span><text:span text:style-name="T261_40"><text:s/></text:span><text:span text:style-name="T261_41">de</text:span><text:span text:style-name="T261_42"><text:s/></text:span><text:span text:style-name="T261_43">comunicação</text:span><text:span text:style-name="T261_44">?</text:span></text:p>
            <text:p text:style-name="P262"/>
          </table:table-cell>
        </table:table-row>
        <table:table-row table:style-name="Row28">
          <table:table-cell table:style-name="Cell63">
            <text:p text:style-name="P263"/>
          </table:table-cell>
          <table:table-cell table:style-name="Cell64">
            <text:p text:style-name="P264"><text:span text:style-name="T264_1">Os</text:span><text:span text:style-name="T264_2"><text:s/></text:span><text:span text:style-name="T264_3">meios</text:span><text:span text:style-name="T264_4"><text:s/></text:span><text:span text:style-name="T264_5">de</text:span><text:span text:style-name="T264_6"><text:s/></text:span><text:span text:style-name="T264_7">disseminação</text:span><text:span text:style-name="T264_8"><text:s/></text:span><text:span text:style-name="T264_9">e</text:span><text:span text:style-name="T264_10"><text:s/></text:span><text:span text:style-name="T264_11">o</text:span><text:span text:style-name="T264_12"><text:s/></text:span><text:span text:style-name="T264_13">arquivamento</text:span><text:span text:style-name="T264_14"><text:s/></text:span><text:span text:style-name="T264_15">das</text:span><text:span text:style-name="T264_16"><text:s/></text:span><text:span text:style-name="T264_17">comunicações</text:span><text:span text:style-name="T264_18"><text:s/></text:span><text:span text:style-name="T264_19">foram</text:span><text:span text:style-name="T264_20"><text:s/></text:span><text:span text:style-name="T264_21">descritos</text:span><text:span text:style-name="T264_22">?<text:s/></text:span><text:span text:style-name="T264_23">Há</text:span><text:span text:style-name="T264_24"><text:s/></text:span><text:span text:style-name="T264_25">algum</text:span><text:span text:style-name="T264_26"><text:s/></text:span><text:span text:style-name="T264_27">outro</text:span><text:span text:style-name="T264_28"><text:s/></text:span><text:span text:style-name="T264_29">que</text:span><text:span text:style-name="T264_30"><text:s/></text:span><text:span text:style-name="T264_31">poderia</text:span><text:span text:style-name="T264_32"><text:s/></text:span><text:span text:style-name="T264_33">ser</text:span><text:span text:style-name="T264_34"><text:s/></text:span><text:span text:style-name="T264_35">incluído</text:span><text:span text:style-name="T264_36">?<text:s/></text:span><text:span text:style-name="T264_37">Toda</text:span><text:span text:style-name="T264_38"><text:s/></text:span><text:span text:style-name="T264_39">a</text:span><text:span text:style-name="T264_40"><text:s/></text:span><text:span text:style-name="T264_41">equipe</text:span><text:span text:style-name="T264_42"><text:s/></text:span><text:span text:style-name="T264_43">de</text:span><text:span text:style-name="T264_44"><text:s/></text:span><text:span text:style-name="T264_45">desenvolvimento</text:span><text:span text:style-name="T264_46"><text:s/></text:span><text:span text:style-name="T264_47">tem</text:span><text:span text:style-name="T264_48"><text:s/></text:span><text:span text:style-name="T264_49">acesso</text:span><text:span text:style-name="T264_50"><text:s/></text:span><text:span text:style-name="T264_51">às</text:span><text:span text:style-name="T264_52"><text:s/></text:span><text:span text:style-name="T264_53">comunicações</text:span><text:span text:style-name="T264_54"><text:s/></text:span><text:span text:style-name="T264_55">realizadas</text:span><text:span text:style-name="T264_56"><text:s/></text:span><text:span text:style-name="T264_57">durante</text:span><text:span text:style-name="T264_58"><text:s/></text:span><text:span text:style-name="T264_59">o</text:span><text:span text:style-name="T264_60"><text:s/></text:span><text:span text:style-name="T264_61">projeto</text:span><text:span text:style-name="T264_62">?</text:span></text:p>
            <text:p text:style-name="P265"/>
          </table:table-cell>
        </table:table-row>
        <table:table-row table:style-name="Row29">
          <table:table-cell table:style-name="Cell65">
            <text:p text:style-name="P266"/>
          </table:table-cell>
          <table:table-cell table:style-name="Cell66">
            <text:p text:style-name="P267"><text:span text:style-name="T267_1">Foi</text:span><text:span text:style-name="T267_2"><text:s/></text:span><text:span text:style-name="T267_3">identificado</text:span><text:span text:style-name="T267_4"><text:s/></text:span><text:span text:style-name="T267_5">um</text:span><text:span text:style-name="T267_6"><text:s/></text:span><text:span text:style-name="T267_7">meio</text:span><text:span text:style-name="T267_8"><text:s/></text:span><text:span text:style-name="T267_9">de</text:span><text:span text:style-name="T267_10"><text:s/></text:span><text:span text:style-name="T267_11">disseminar</text:span><text:span text:style-name="T267_12"><text:s/></text:span><text:span text:style-name="T267_13">comunicações</text:span><text:span text:style-name="T267_14"><text:s/></text:span><text:span text:style-name="T267_15">urgentes</text:span><text:span text:style-name="T267_16">?<text:s/></text:span><text:span text:style-name="T267_17">O</text:span><text:span text:style-name="T267_18"><text:s/></text:span><text:span text:style-name="T267_19">tempo</text:span><text:span text:style-name="T267_20"><text:s/></text:span><text:span text:style-name="T267_21">que</text:span><text:span text:style-name="T267_22"><text:s/></text:span><text:span text:style-name="T267_23">a</text:span><text:span text:style-name="T267_24"><text:s/></text:span><text:span text:style-name="T267_25">equipe</text:span><text:span text:style-name="T267_26"><text:s/></text:span><text:span text:style-name="T267_27">levaria</text:span><text:span text:style-name="T267_28"><text:s/></text:span><text:span text:style-name="T267_29">para</text:span><text:span text:style-name="T267_30"><text:s/></text:span><text:span text:style-name="T267_31">se</text:span><text:span text:style-name="T267_32"><text:s/></text:span><text:span text:style-name="T267_33">interagir</text:span><text:span text:style-name="T267_34"><text:s/></text:span><text:span text:style-name="T267_35">da</text:span><text:span text:style-name="T267_36"><text:s/></text:span><text:span text:style-name="T267_37">informação</text:span><text:span text:style-name="T267_38"><text:s/></text:span><text:span text:style-name="T267_39">com</text:span><text:span text:style-name="T267_40"><text:s/></text:span><text:span text:style-name="T267_41">o</text:span><text:span text:style-name="T267_42"><text:s/></text:span><text:span text:style-name="T267_43">meio</text:span><text:span text:style-name="T267_44"><text:s/></text:span><text:span text:style-name="T267_45">identificado</text:span><text:span text:style-name="T267_46"><text:s/></text:span><text:span text:style-name="T267_47">é</text:span><text:span text:style-name="T267_48"><text:s/></text:span><text:span text:style-name="T267_49">bom</text:span><text:span text:style-name="T267_50">?<text:s/></text:span><text:span text:style-name="T267_51">Haveria</text:span><text:span text:style-name="T267_52"><text:s/></text:span><text:span text:style-name="T267_53">algum</text:span><text:span text:style-name="T267_54"><text:s/></text:span><text:span text:style-name="T267_55">meio</text:span><text:span text:style-name="T267_56"><text:s/></text:span><text:span text:style-name="T267_57">melhor</text:span><text:span text:style-name="T267_58"><text:s/></text:span><text:span text:style-name="T267_59">que</text:span><text:span text:style-name="T267_60"><text:s/></text:span><text:span text:style-name="T267_61">o</text:span><text:span text:style-name="T267_62"><text:s/></text:span><text:span text:style-name="T267_63">identificado</text:span><text:span text:style-name="T267_64">?</text:span></text:p>
            <text:p text:style-name="P268"/>
          </table:table-cell>
        </table:table-row>
        <table:table-row table:style-name="Row30">
          <table:table-cell table:style-name="Cell67">
            <text:p text:style-name="P269"/>
          </table:table-cell>
          <table:table-cell table:style-name="Cell68">
            <text:p text:style-name="P270"><text:span text:style-name="T270_1">Todos</text:span><text:span text:style-name="T270_2"><text:s/></text:span><text:span text:style-name="T270_3">os</text:span><text:span text:style-name="T270_4"><text:s/></text:span><text:span text:style-name="T270_5">riscos</text:span><text:span text:style-name="T270_6"><text:s/></text:span><text:span text:style-name="T270_7">listados</text:span><text:span text:style-name="T270_8"><text:s/></text:span><text:span text:style-name="T270_9">são</text:span><text:span text:style-name="T270_10"><text:s/></text:span><text:span text:style-name="T270_11">necessários</text:span><text:span text:style-name="T270_12"><text:s/></text:span><text:span text:style-name="T270_13">para</text:span><text:span text:style-name="T270_14"><text:s/></text:span><text:span text:style-name="T270_15">o</text:span><text:span text:style-name="T270_16"><text:s/></text:span><text:span text:style-name="T270_17">projeto</text:span><text:span text:style-name="T270_18">?<text:s/></text:span><text:span text:style-name="T270_19">Falta</text:span><text:span text:style-name="T270_20"><text:s/></text:span><text:span text:style-name="T270_21">algum</text:span><text:span text:style-name="T270_22"><text:s/></text:span><text:span text:style-name="T270_23">risco</text:span><text:span text:style-name="T270_24"><text:s/></text:span><text:span text:style-name="T270_25">que</text:span><text:span text:style-name="T270_26"><text:s/></text:span><text:span text:style-name="T270_27">não</text:span><text:span text:style-name="T270_28"><text:s/></text:span><text:span text:style-name="T270_29">foi</text:span><text:span text:style-name="T270_30"><text:s/></text:span><text:span text:style-name="T270_31">identificado</text:span><text:span text:style-name="T270_32">?</text:span></text:p>
            <text:p text:style-name="P271"/>
          </table:table-cell>
        </table:table-row>
        <table:table-row table:style-name="Row31">
          <table:table-cell table:style-name="Cell69">
            <text:p text:style-name="P272"/>
          </table:table-cell>
          <table:table-cell table:style-name="Cell70">
            <text:p text:style-name="P273"><text:span text:style-name="T273_1">A</text:span><text:span text:style-name="T273_2"><text:s/></text:span><text:span text:style-name="T273_3">tabela</text:span><text:span text:style-name="T273_4"><text:s/></text:span><text:span text:style-name="T273_5">de</text:span><text:span text:style-name="T273_6"><text:s/></text:span><text:span text:style-name="T273_7">análise</text:span><text:span text:style-name="T273_8"><text:s/></text:span><text:span text:style-name="T273_9">de</text:span><text:span text:style-name="T273_10"><text:s/></text:span><text:span text:style-name="T273_11">riscos</text:span><text:span text:style-name="T273_12"><text:s/></text:span><text:span text:style-name="T273_13">está</text:span><text:span text:style-name="T273_14"><text:s/></text:span><text:span text:style-name="T273_15">totalmente</text:span><text:span text:style-name="T273_16"><text:s/></text:span><text:span text:style-name="T273_17">preenchida</text:span><text:span text:style-name="T273_18">?<text:s/>(</text:span><text:span text:style-name="T273_19">Existem</text:span><text:span text:style-name="T273_20"><text:s/></text:span><text:span text:style-name="T273_21">campos</text:span><text:span text:style-name="T273_22"><text:s/></text:span><text:span text:style-name="T273_23">vazios</text:span><text:span text:style-name="T273_24">?)</text:span></text:p>
            <text:p text:style-name="P274"/>
          </table:table-cell>
        </table:table-row>
        <table:table-row table:style-name="Row32">
          <table:table-cell table:style-name="Cell71">
            <text:p text:style-name="P275"/>
          </table:table-cell>
          <table:table-cell table:style-name="Cell72">
            <text:p text:style-name="P276"><text:span text:style-name="T276_1">Foram</text:span><text:span text:style-name="T276_2"><text:s/></text:span><text:span text:style-name="T276_3">definidos</text:span><text:span text:style-name="T276_4"><text:s/></text:span><text:span text:style-name="T276_5">os</text:span><text:span text:style-name="T276_6"><text:s/></text:span><text:span text:style-name="T276_7">pontos</text:span><text:span text:style-name="T276_8"><text:s/></text:span><text:span text:style-name="T276_9">de</text:span><text:span text:style-name="T276_10"><text:s/></text:span><text:span text:style-name="T276_11">acompanhamento</text:span><text:span text:style-name="T276_12"><text:s/></text:span><text:span text:style-name="T276_13">dos</text:span><text:span text:style-name="T276_14"><text:s/></text:span><text:span text:style-name="T276_15">riscos</text:span><text:span text:style-name="T276_16"><text:s/></text:span><text:span text:style-name="T276_17">durante</text:span><text:span text:style-name="T276_18"><text:s/></text:span><text:span text:style-name="T276_19">todo</text:span><text:span text:style-name="T276_20"><text:s/></text:span><text:span text:style-name="T276_21">o</text:span><text:span text:style-name="T276_22"><text:s/></text:span><text:span text:style-name="T276_23">projeto</text:span><text:span text:style-name="T276_24">?</text:span></text:p>
            <text:p text:style-name="P277"/>
          </table:table-cell>
        </table:table-row>
        <table:table-row table:style-name="Row33">
          <table:table-cell table:style-name="Cell73">
            <text:p text:style-name="P278"/>
          </table:table-cell>
          <table:table-cell table:style-name="Cell74">
            <text:p text:style-name="P279"><text:span text:style-name="T279_1">Os</text:span><text:span text:style-name="T279_2"><text:s/></text:span><text:span text:style-name="T279_3">riscos</text:span><text:span text:style-name="T279_4"><text:s/></text:span><text:span text:style-name="T279_5">ocorridos</text:span><text:span text:style-name="T279_6"><text:s/></text:span><text:span text:style-name="T279_7">durante</text:span><text:span text:style-name="T279_8"><text:s/></text:span><text:span text:style-name="T279_9">o</text:span><text:span text:style-name="T279_10"><text:s/></text:span><text:span text:style-name="T279_11">projeto</text:span><text:span text:style-name="T279_12"><text:s/></text:span><text:span text:style-name="T279_13">foram</text:span><text:span text:style-name="T279_14"><text:s/></text:span><text:span text:style-name="T279_15">listados</text:span><text:span text:style-name="T279_16">,<text:s/></text:span><text:span text:style-name="T279_17">indicando</text:span><text:span text:style-name="T279_18"><text:s/></text:span><text:span text:style-name="T279_19">a</text:span><text:span text:style-name="T279_20"><text:s/></text:span><text:span text:style-name="T279_21">data</text:span><text:span text:style-name="T279_22"><text:s/></text:span><text:span text:style-name="T279_23">da</text:span><text:span text:style-name="T279_24"><text:s/></text:span><text:span text:style-name="T279_25">ocorrência</text:span><text:span text:style-name="T279_26"><text:s/></text:span><text:span text:style-name="T279_27">do</text:span><text:span text:style-name="T279_28"><text:s/></text:span><text:span text:style-name="T279_29">risco</text:span><text:span text:style-name="T279_30">,<text:s/></text:span><text:span text:style-name="T279_31">onde</text:span><text:span text:style-name="T279_32"><text:s/></text:span><text:span text:style-name="T279_33">ocorreu</text:span><text:span text:style-name="T279_34">,<text:s/></text:span><text:span text:style-name="T279_35">qual</text:span><text:span text:style-name="T279_36"><text:s/></text:span><text:span text:style-name="T279_37">foi</text:span><text:span text:style-name="T279_38"><text:s/></text:span><text:span text:style-name="T279_39">o</text:span><text:span text:style-name="T279_40"><text:s/></text:span><text:span text:style-name="T279_41">motivo</text:span><text:span text:style-name="T279_42">,<text:s/></text:span><text:span text:style-name="T279_43">quais</text:span><text:span text:style-name="T279_44"><text:s/></text:span><text:span text:style-name="T279_45">foram</text:span><text:span text:style-name="T279_46"><text:s/></text:span><text:span text:style-name="T279_47">as</text:span><text:span text:style-name="T279_48"><text:s/></text:span><text:span text:style-name="T279_49">providências</text:span><text:span text:style-name="T279_50"><text:s/></text:span><text:span text:style-name="T279_51">tomadas</text:span><text:span text:style-name="T279_52">,<text:s/></text:span><text:span text:style-name="T279_53">o</text:span><text:span text:style-name="T279_54"><text:s/></text:span><text:span text:style-name="T279_55">impacto</text:span><text:span text:style-name="T279_56"><text:s/></text:span><text:span text:style-name="T279_57">que</text:span><text:span text:style-name="T279_58"><text:s/></text:span><text:span text:style-name="T279_59">o</text:span><text:span text:style-name="T279_60"><text:s/></text:span><text:span text:style-name="T279_61">risco</text:span><text:span text:style-name="T279_62"><text:s/></text:span><text:span text:style-name="T279_63">causou</text:span><text:span text:style-name="T279_64"><text:s/></text:span><text:span text:style-name="T279_65">ao</text:span><text:span text:style-name="T279_66"><text:s/></text:span><text:span text:style-name="T279_67">projeto</text:span><text:span text:style-name="T279_68"><text:s/></text:span><text:span text:style-name="T279_69">e</text:span><text:span text:style-name="T279_70"><text:s/></text:span><text:span text:style-name="T279_71">os</text:span><text:span text:style-name="T279_72"><text:s/></text:span><text:span text:style-name="T279_73">resultados</text:span><text:span text:style-name="T279_74"><text:s/></text:span><text:span text:style-name="T279_75">obtido</text:span><text:span text:style-name="T279_76"><text:s/></text:span><text:span text:style-name="T279_77">com</text:span><text:span text:style-name="T279_78"><text:s/></text:span><text:span text:style-name="T279_79">as</text:span><text:span text:style-name="T279_80"><text:s/></text:span><text:span text:style-name="T279_81">providências</text:span><text:span text:style-name="T279_82">?</text:span></text:p>
            <text:p text:style-name="P280"/>
          </table:table-cell>
        </table:table-row>
        <table:table-row table:style-name="Row34">
          <table:table-cell table:style-name="Cell75">
            <text:p text:style-name="P281"/>
          </table:table-cell>
          <table:table-cell table:style-name="Cell76">
            <text:p text:style-name="P282"><text:span text:style-name="T282_1">As</text:span><text:span text:style-name="T282_2"><text:s/></text:span><text:span text:style-name="T282_3">atividades</text:span><text:span text:style-name="T282_4"><text:s/></text:span><text:span text:style-name="T282_5">da</text:span><text:span text:style-name="T282_6"><text:s/></text:span><text:span text:style-name="T282_7">gerência</text:span><text:span text:style-name="T282_8"><text:s/></text:span><text:span text:style-name="T282_9">de</text:span><text:span text:style-name="T282_10"><text:s/></text:span><text:span text:style-name="T282_11">configuração</text:span><text:span text:style-name="T282_12"><text:s/></text:span><text:span text:style-name="T282_13">e</text:span><text:span text:style-name="T282_14"><text:s/></text:span><text:span text:style-name="T282_15">suas</text:span><text:span text:style-name="T282_16"><text:s/></text:span><text:span text:style-name="T282_17">respectivas</text:span><text:span text:style-name="T282_18"><text:s/></text:span><text:span text:style-name="T282_19">responsabilidades</text:span><text:span text:style-name="T282_20"><text:s/></text:span><text:span text:style-name="T282_21">foram</text:span><text:span text:style-name="T282_22"><text:s/></text:span><text:span text:style-name="T282_23">identificadas</text:span><text:span text:style-name="T282_24">?</text:span></text:p>
            <text:p text:style-name="P283"/>
          </table:table-cell>
        </table:table-row>
        <table:table-row table:style-name="Row35">
          <table:table-cell table:style-name="Cell77">
            <text:p text:style-name="P284"/>
          </table:table-cell>
          <table:table-cell table:style-name="Cell78">
            <text:p text:style-name="P285"><text:span text:style-name="T285_1">Todos</text:span><text:span text:style-name="T285_2"><text:s/></text:span><text:span text:style-name="T285_3">os</text:span><text:span text:style-name="T285_4"><text:s/></text:span><text:span text:style-name="T285_5">artefatos</text:span><text:span text:style-name="T285_6"><text:s/></text:span><text:span text:style-name="T285_7">foram</text:span><text:span text:style-name="T285_8"><text:s/></text:span><text:span text:style-name="T285_9">listados</text:span><text:span text:style-name="T285_10"><text:s/></text:span><text:span text:style-name="T285_11">nas</text:span><text:span text:style-name="T285_12"><text:s/></text:span><text:span text:style-name="T285_13">baselines</text:span><text:span text:style-name="T285_14">?<text:s/></text:span><text:span text:style-name="T285_15">A</text:span><text:span text:style-name="T285_16"><text:s/></text:span><text:span text:style-name="T285_17">colocação</text:span><text:span text:style-name="T285_18"><text:s/></text:span><text:span text:style-name="T285_19">de</text:span><text:span text:style-name="T285_20"><text:s/></text:span><text:span text:style-name="T285_21">cada</text:span><text:span text:style-name="T285_22"><text:s/></text:span><text:span text:style-name="T285_23">artefato</text:span><text:span text:style-name="T285_24"><text:s/></text:span><text:span text:style-name="T285_25">nas</text:span><text:span text:style-name="T285_26"><text:s/></text:span><text:span text:style-name="T285_27">baselines</text:span><text:span text:style-name="T285_28"><text:s/></text:span><text:span text:style-name="T285_29">está</text:span><text:span text:style-name="T285_30"><text:s/></text:span><text:span text:style-name="T285_31">correta</text:span><text:span text:style-name="T285_32">?</text:span></text:p>
            <text:p text:style-name="P286"/>
          </table:table-cell>
        </table:table-row>
        <table:table-row table:style-name="Row36">
          <table:table-cell table:style-name="Cell79">
            <text:p text:style-name="P287"/>
          </table:table-cell>
          <table:table-cell table:style-name="Cell80">
            <text:p text:style-name="P288"><text:span text:style-name="T288_1">As</text:span><text:span text:style-name="T288_2"><text:s/></text:span><text:span text:style-name="T288_3">baselines</text:span><text:span text:style-name="T288_4"><text:s/></text:span><text:span text:style-name="T288_5">foram</text:span><text:span text:style-name="T288_6"><text:s/></text:span><text:span text:style-name="T288_7">identificadas</text:span><text:span text:style-name="T288_8">?<text:s/></text:span><text:span text:style-name="T288_9">A</text:span><text:span text:style-name="T288_10"><text:s/></text:span><text:span text:style-name="T288_11">maneira</text:span><text:span text:style-name="T288_12"><text:s/></text:span><text:span text:style-name="T288_13">com</text:span><text:span text:style-name="T288_14"><text:s/></text:span><text:span text:style-name="T288_15">que</text:span><text:span text:style-name="T288_16"><text:s/></text:span><text:span text:style-name="T288_17">foram</text:span><text:span text:style-name="T288_18"><text:s/></text:span><text:span text:style-name="T288_19">identificadas</text:span><text:span text:style-name="T288_20"><text:s/></text:span><text:span text:style-name="T288_21">as</text:span><text:span text:style-name="T288_22"><text:s/></text:span><text:span text:style-name="T288_23">baselines</text:span><text:span text:style-name="T288_24"><text:s/></text:span><text:span text:style-name="T288_25">garante</text:span><text:span text:style-name="T288_26"><text:s/></text:span><text:span text:style-name="T288_27">que</text:span><text:span text:style-name="T288_28"><text:s/></text:span><text:span text:style-name="T288_29">o</text:span><text:span text:style-name="T288_30"><text:s/></text:span><text:span text:style-name="T288_31">gerente</text:span><text:span text:style-name="T288_32"><text:s/></text:span><text:span text:style-name="T288_33">da</text:span><text:span text:style-name="T288_34"><text:s/></text:span><text:span text:style-name="T288_35">configuração</text:span><text:span text:style-name="T288_36"><text:s/></text:span><text:span text:style-name="T288_37">gere</text:span><text:span text:style-name="T288_38"><text:s/></text:span><text:span text:style-name="T288_39">as</text:span><text:span text:style-name="T288_40"><text:s/></text:span><text:span text:style-name="T288_41">baselines</text:span><text:span text:style-name="T288_42"><text:s/></text:span><text:span text:style-name="T288_43">de</text:span><text:span text:style-name="T288_44"><text:s/></text:span><text:span text:style-name="T288_45">maneira</text:span><text:span text:style-name="T288_46"><text:s/></text:span><text:span text:style-name="T288_47">satisfatória</text:span><text:span text:style-name="T288_48"><text:s/></text:span><text:span text:style-name="T288_49">para</text:span><text:span text:style-name="T288_50"><text:s/></text:span><text:span text:style-name="T288_51">o</text:span><text:span text:style-name="T288_52"><text:s/></text:span><text:span text:style-name="T288_53">projeto</text:span><text:span text:style-name="T288_54">?</text:span></text:p>
            <text:p text:style-name="P289"/>
          </table:table-cell>
        </table:table-row>
        <table:table-row table:style-name="Row37">
          <table:table-cell table:style-name="Cell81">
            <text:p text:style-name="P290"/>
          </table:table-cell>
          <table:table-cell table:style-name="Cell82">
            <text:p text:style-name="P291"><text:span text:style-name="T291_1">As</text:span><text:span text:style-name="T291_2"><text:s/></text:span><text:span text:style-name="T291_3">ferramentas</text:span><text:span text:style-name="T291_4"><text:s/></text:span><text:span text:style-name="T291_5">e</text:span><text:span text:style-name="T291_6"><text:s/></text:span><text:span text:style-name="T291_7">suas</text:span><text:span text:style-name="T291_8"><text:s/></text:span><text:span text:style-name="T291_9">respectivas</text:span><text:span text:style-name="T291_10"><text:s/></text:span><text:span text:style-name="T291_11">configurações</text:span><text:span text:style-name="T291_12"><text:s/></text:span><text:span text:style-name="T291_13">foram</text:span><text:span text:style-name="T291_14"><text:s/></text:span><text:span text:style-name="T291_15">descritas</text:span><text:span text:style-name="T291_16"><text:s/></text:span><text:span text:style-name="T291_17">para</text:span><text:span text:style-name="T291_18"><text:s/></text:span><text:span text:style-name="T291_19">cada</text:span><text:span text:style-name="T291_20"><text:s/></text:span><text:span text:style-name="T291_21">artefato</text:span><text:span text:style-name="T291_22"><text:s/></text:span><text:span text:style-name="T291_23">identificado</text:span><text:span text:style-name="T291_24"><text:s/></text:span><text:span text:style-name="T291_25">nas</text:span><text:span text:style-name="T291_26"><text:s/></text:span><text:span text:style-name="T291_27">configurações</text:span><text:span text:style-name="T291_28">-</text:span><text:span text:style-name="T291_29">base</text:span><text:span text:style-name="T291_30">?</text:span></text:p>
            <text:p text:style-name="P292"/>
          </table:table-cell>
        </table:table-row>
        <table:table-row table:style-name="Row38">
          <table:table-cell table:style-name="Cell83">
            <text:p text:style-name="P293"/>
          </table:table-cell>
          <table:table-cell table:style-name="Cell84">
            <text:p text:style-name="P294"><text:span text:style-name="T294_1">A</text:span><text:span text:style-name="T294_2"><text:s/></text:span><text:span text:style-name="T294_3">configuração</text:span><text:span text:style-name="T294_4"><text:s/></text:span><text:span text:style-name="T294_5">do</text:span><text:span text:style-name="T294_6"><text:s/></text:span><text:span text:style-name="T294_7">ambiente</text:span><text:span text:style-name="T294_8"><text:s/></text:span><text:span text:style-name="T294_9">de</text:span><text:span text:style-name="T294_10"><text:s/></text:span><text:span text:style-name="T294_11">desenvolvimento</text:span><text:span text:style-name="T294_12"><text:s/></text:span><text:span text:style-name="T294_13">foi</text:span><text:span text:style-name="T294_14"><text:s/></text:span><text:span text:style-name="T294_15">bem</text:span><text:span text:style-name="T294_16"><text:s/></text:span><text:span text:style-name="T294_17">definida</text:span><text:span text:style-name="T294_18">?</text:span></text:p>
            <text:p text:style-name="P295"/>
          </table:table-cell>
        </table:table-row>
        <table:table-row table:style-name="Row39">
          <table:table-cell table:style-name="Cell85">
            <text:p text:style-name="P296"/>
          </table:table-cell>
          <table:table-cell table:style-name="Cell86">
            <text:p text:style-name="P297"><text:span text:style-name="T297_1">Foi</text:span><text:span text:style-name="T297_2"><text:s/></text:span><text:span text:style-name="T297_3">identificado</text:span><text:span text:style-name="T297_4"><text:s/></text:span><text:span text:style-name="T297_5">o</text:span><text:span text:style-name="T297_6"><text:s/></text:span><text:span text:style-name="T297_7">tempo</text:span><text:span text:style-name="T297_8"><text:s/></text:span><text:span text:style-name="T297_9">e</text:span><text:span text:style-name="T297_10"><text:s/></text:span><text:span text:style-name="T297_11">onde</text:span><text:span text:style-name="T297_12"><text:s/></text:span><text:span text:style-name="T297_13">serão</text:span><text:span text:style-name="T297_14"><text:s/></text:span><text:span text:style-name="T297_15">retidos</text:span><text:span text:style-name="T297_16"><text:s/></text:span><text:span text:style-name="T297_17">todos</text:span><text:span text:style-name="T297_18"><text:s/></text:span><text:span text:style-name="T297_19">os</text:span><text:span text:style-name="T297_20"><text:s/></text:span><text:span text:style-name="T297_21">itens</text:span><text:span text:style-name="T297_22"><text:s/></text:span><text:span text:style-name="T297_23">de</text:span><text:span text:style-name="T297_24"><text:s/></text:span><text:span text:style-name="T297_25">configuração</text:span><text:span text:style-name="T297_26"><text:s/></text:span><text:span text:style-name="T297_27">desenvolvidos</text:span><text:span text:style-name="T297_28"><text:s/></text:span><text:span text:style-name="T297_29">no</text:span><text:span text:style-name="T297_30"><text:s/></text:span><text:span text:style-name="T297_31">projeto</text:span><text:span text:style-name="T297_32">?<text:s/></text:span><text:span text:style-name="T297_33">Este</text:span><text:span text:style-name="T297_34"><text:s/></text:span><text:span text:style-name="T297_35">tempo</text:span><text:span text:style-name="T297_36"><text:s/></text:span><text:span text:style-name="T297_37">é</text:span><text:span text:style-name="T297_38"><text:s/></text:span><text:span text:style-name="T297_39">suficiente</text:span><text:span text:style-name="T297_40">?<text:s/></text:span><text:span text:style-name="T297_41">O</text:span><text:span text:style-name="T297_42"><text:s/></text:span><text:span text:style-name="T297_43">lugar</text:span><text:span text:style-name="T297_44"><text:s/></text:span><text:span text:style-name="T297_45">onde</text:span><text:span text:style-name="T297_46"><text:s/></text:span><text:span text:style-name="T297_47">será</text:span><text:span text:style-name="T297_48"><text:s/></text:span><text:span text:style-name="T297_49">mantido</text:span><text:span text:style-name="T297_50"><text:s/></text:span><text:span text:style-name="T297_51">o</text:span><text:span text:style-name="T297_52"><text:s/></text:span><text:span text:style-name="T297_53">material</text:span><text:span text:style-name="T297_54"><text:s/></text:span><text:span text:style-name="T297_55">é</text:span><text:span text:style-name="T297_56"><text:s/></text:span><text:span text:style-name="T297_57">seguro</text:span><text:span text:style-name="T297_58">?</text:span></text:p>
          </table:table-cell>
        </table:table-row>
      </table:table>
      <text:p text:style-name="P298"><text:bookmark-start text:name="h.3dy6vkm"/><text:bookmark-end text:name="h.3dy6vkm"/></text:p>
      <text:h text:style-name="P299" text:outline-level="10"><text:span text:style-name="T299_1">2.4<text:s/>–<text:s/></text:span><text:span text:style-name="T299_2">Check</text:span><text:span text:style-name="T299_3"><text:s/></text:span><text:span text:style-name="T299_4">list</text:span><text:span text:style-name="T299_5"><text:s/></text:span><text:span text:style-name="T299_6">para</text:span><text:span text:style-name="T299_7"><text:s/></text:span><text:span text:style-name="T299_8">Código</text:span><text:span text:style-name="T299_9"><text:s/></text:span><text:span text:style-name="T299_10">Fonte</text:span><text:span text:style-name="T299_11"><text:s/></text:span><text:span text:style-name="T299_12">e</text:span><text:span text:style-name="T299_13"><text:s/></text:span><text:span text:style-name="T299_14">interface</text:span></text:h>
      <text:p text:style-name="P300"/>
      <text:p text:style-name="P301"/>
      <table:table table:style-name="Table5">
        <table:table-column table:style-name="Column11"/>
        <table:table-column table:style-name="Column12"/>
        <table:table-row table:style-name="Row40">
          <table:table-cell table:style-name="Cell87">
            <text:p text:style-name="P302"><text:span text:style-name="T302_1">Categoria</text:span></text:p>
          </table:table-cell>
          <table:table-cell table:style-name="Cell88">
            <text:p text:style-name="P303"><text:span text:style-name="T303_1">Check</text:span><text:span text:style-name="T303_2"><text:s/></text:span><text:span text:style-name="T303_3">list</text:span></text:p>
          </table:table-cell>
        </table:table-row>
        <table:table-row table:style-name="Row41">
          <table:table-cell table:style-name="Cell89">
            <text:p text:style-name="P304"/>
            <text:p text:style-name="P305"/>
            <text:p text:style-name="P306"/>
            <text:p text:style-name="P307"/>
            <text:p text:style-name="P308"/>
            <text:p text:style-name="P309"/>
            <text:p text:style-name="P310"/>
            <text:p text:style-name="P311"/>
            <text:p text:style-name="P312"/>
            <text:p text:style-name="P313"/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  <text:p text:style-name="P323"><text:span text:style-name="T323_1">Código</text:span><text:span text:style-name="T323_2"><text:s/></text:span><text:span text:style-name="T323_3">Fonte</text:span><text:span text:style-name="T323_4"><text:s/></text:span><text:span text:style-name="T323_5">e</text:span><text:span text:style-name="T323_6"><text:s/></text:span><text:span text:style-name="T323_7">interface</text:span></text:p>
          </table:table-cell>
          <table:table-cell table:style-name="Cell90">
            <text:p text:style-name="P324"><text:span text:style-name="T324_1">Há</text:span><text:span text:style-name="T324_2"><text:s/></text:span><text:span text:style-name="T324_3">coerência</text:span><text:span text:style-name="T324_4"><text:s/></text:span><text:span text:style-name="T324_5">com</text:span><text:span text:style-name="T324_6"><text:s/></text:span><text:span text:style-name="T324_7">o</text:span><text:span text:style-name="T324_8"><text:s/></text:span><text:span text:style-name="T324_9">que</text:span><text:span text:style-name="T324_10"><text:s/></text:span><text:span text:style-name="T324_11">foi</text:span><text:span text:style-name="T324_12"><text:s/></text:span><text:span text:style-name="T324_13">projetado</text:span><text:span text:style-name="T324_14">?</text:span></text:p>
            <text:p text:style-name="P325"/>
          </table:table-cell>
        </table:table-row>
        <table:table-row table:style-name="Row42">
          <table:table-cell table:style-name="Cell91">
            <text:p text:style-name="P326"/>
          </table:table-cell>
          <table:table-cell table:style-name="Cell92">
            <text:p text:style-name="P327"><text:span text:style-name="T327_1">Os</text:span><text:span text:style-name="T327_2"><text:s/></text:span><text:span text:style-name="T327_3">requisitos</text:span><text:span text:style-name="T327_4"><text:s/></text:span><text:span text:style-name="T327_5">não</text:span><text:span text:style-name="T327_6">-</text:span><text:span text:style-name="T327_7">funcionais</text:span><text:span text:style-name="T327_8"><text:s/>(</text:span><text:span text:style-name="T327_9">desempenho</text:span><text:span text:style-name="T327_10">,<text:s/></text:span><text:span text:style-name="T327_11">informação</text:span><text:span text:style-name="T327_12">,<text:s/></text:span><text:span text:style-name="T327_13">segurança</text:span><text:span text:style-name="T327_14">,<text:s/></text:span><text:span text:style-name="T327_15">etc</text:span><text:span text:style-name="T327_16">.)<text:s/></text:span><text:span text:style-name="T327_17">estão</text:span><text:span text:style-name="T327_18"><text:s/></text:span><text:span text:style-name="T327_19">sendo</text:span><text:span text:style-name="T327_20"><text:s/></text:span><text:span text:style-name="T327_21">atendidos</text:span><text:span text:style-name="T327_22">?</text:span></text:p>
            <text:p text:style-name="P328"/>
          </table:table-cell>
        </table:table-row>
        <table:table-row table:style-name="Row43">
          <table:table-cell table:style-name="Cell93">
            <text:p text:style-name="P329"/>
          </table:table-cell>
          <table:table-cell table:style-name="Cell94">
            <text:p text:style-name="P330"><text:span text:style-name="T330_1">Há</text:span><text:span text:style-name="T330_2"><text:s/></text:span><text:span text:style-name="T330_3">erros</text:span><text:span text:style-name="T330_4"><text:s/></text:span><text:span text:style-name="T330_5">de</text:span><text:span text:style-name="T330_6"><text:s/></text:span><text:span text:style-name="T330_7">ortografia</text:span><text:span text:style-name="T330_8"><text:s/></text:span><text:span text:style-name="T330_9">ou</text:span><text:span text:style-name="T330_10"><text:s/></text:span><text:span text:style-name="T330_11">tipográficos</text:span><text:span text:style-name="T330_12">?</text:span></text:p>
            <text:p text:style-name="P331"/>
          </table:table-cell>
        </table:table-row>
        <table:table-row table:style-name="Row44">
          <table:table-cell table:style-name="Cell95">
            <text:p text:style-name="P332"/>
          </table:table-cell>
          <table:table-cell table:style-name="Cell96">
            <text:p text:style-name="P333"><text:span text:style-name="T333_1">As</text:span><text:span text:style-name="T333_2"><text:s/></text:span><text:span text:style-name="T333_3">convenções</text:span><text:span text:style-name="T333_4"><text:s/></text:span><text:span text:style-name="T333_5">de</text:span><text:span text:style-name="T333_6"><text:s/></text:span><text:span text:style-name="T333_7">linguagem</text:span><text:span text:style-name="T333_8"><text:s/></text:span><text:span text:style-name="T333_9">foram</text:span><text:span text:style-name="T333_10"><text:s/></text:span><text:span text:style-name="T333_11">usadas</text:span><text:span text:style-name="T333_12"><text:s/></text:span><text:span text:style-name="T333_13">adequadamente</text:span><text:span text:style-name="T333_14">?</text:span></text:p>
            <text:p text:style-name="P334"/>
          </table:table-cell>
        </table:table-row>
        <table:table-row table:style-name="Row45">
          <table:table-cell table:style-name="Cell97">
            <text:p text:style-name="P335"/>
          </table:table-cell>
          <table:table-cell table:style-name="Cell98">
            <text:p text:style-name="P336"><text:span text:style-name="T336_1">Existe</text:span><text:span text:style-name="T336_2"><text:s/></text:span><text:span text:style-name="T336_3">concordância</text:span><text:span text:style-name="T336_4"><text:s/></text:span><text:span text:style-name="T336_5">em</text:span><text:span text:style-name="T336_6"><text:s/></text:span><text:span text:style-name="T336_7">relação</text:span><text:span text:style-name="T336_8"><text:s/></text:span><text:span text:style-name="T336_9">aos</text:span><text:span text:style-name="T336_10"><text:s/></text:span><text:span text:style-name="T336_11">padrões</text:span><text:span text:style-name="T336_12"><text:s/></text:span><text:span text:style-name="T336_13">de</text:span><text:span text:style-name="T336_14"><text:s/></text:span><text:span text:style-name="T336_15">codificação</text:span><text:span text:style-name="T336_16"><text:s/></text:span><text:span text:style-name="T336_17">estabelecidos</text:span><text:span text:style-name="T336_18"><text:s/>(</text:span><text:span text:style-name="T336_19">nomenclaturas</text:span><text:span text:style-name="T336_20">,<text:s/></text:span><text:span text:style-name="T336_21">estilo</text:span><text:span text:style-name="T336_22"><text:s/></text:span><text:span text:style-name="T336_23">de</text:span><text:span text:style-name="T336_24"><text:s/></text:span><text:span text:style-name="T336_25">linguagem</text:span><text:span text:style-name="T336_26">,<text:s/></text:span><text:span text:style-name="T336_27">comentários</text:span><text:span text:style-name="T336_28">,<text:s/></text:span><text:span text:style-name="T336_29">cabeçalho</text:span><text:span text:style-name="T336_30"><text:s/></text:span><text:span text:style-name="T336_31">do</text:span><text:span text:style-name="T336_32"><text:s/></text:span><text:span text:style-name="T336_33">modular</text:span><text:span text:style-name="T336_34"><text:s/></text:span><text:span text:style-name="T336_35">e</text:span><text:span text:style-name="T336_36"><text:s/></text:span><text:span text:style-name="T336_37">outros</text:span><text:span text:style-name="T336_38">...)?</text:span></text:p>
            <text:p text:style-name="P337"/>
          </table:table-cell>
        </table:table-row>
        <table:table-row table:style-name="Row46">
          <table:table-cell table:style-name="Cell99">
            <text:p text:style-name="P338"/>
          </table:table-cell>
          <table:table-cell table:style-name="Cell100">
            <text:p text:style-name="P339"><text:span text:style-name="T339_1">Os</text:span><text:span text:style-name="T339_2"><text:s/></text:span><text:span text:style-name="T339_3">comentários</text:span><text:span text:style-name="T339_4"><text:s/></text:span><text:span text:style-name="T339_5">no</text:span><text:span text:style-name="T339_6"><text:s/></text:span><text:span text:style-name="T339_7">código</text:span><text:span text:style-name="T339_8"><text:s/></text:span><text:span text:style-name="T339_9">são</text:span><text:span text:style-name="T339_10"><text:s/></text:span><text:span text:style-name="T339_11">lógicos</text:span><text:span text:style-name="T339_12"><text:s/></text:span><text:span text:style-name="T339_13">ou</text:span><text:span text:style-name="T339_14"><text:s/></text:span><text:span text:style-name="T339_15">poderia</text:span><text:span text:style-name="T339_16"><text:s/></text:span><text:span text:style-name="T339_17">estar</text:span><text:span text:style-name="T339_18"><text:s/></text:span><text:span text:style-name="T339_19">somente</text:span><text:span text:style-name="T339_20"><text:s/></text:span><text:span text:style-name="T339_21">na</text:span><text:span text:style-name="T339_22"><text:s/></text:span><text:span text:style-name="T339_23">documentação</text:span><text:span text:style-name="T339_24">?</text:span></text:p>
            <text:p text:style-name="P340"/>
          </table:table-cell>
        </table:table-row>
        <table:table-row table:style-name="Row47">
          <table:table-cell table:style-name="Cell101">
            <text:p text:style-name="P341"/>
          </table:table-cell>
          <table:table-cell table:style-name="Cell102">
            <text:p text:style-name="P342"><text:span text:style-name="T342_1">Seguem</text:span><text:span text:style-name="T342_2"><text:s/></text:span><text:span text:style-name="T342_3">os</text:span><text:span text:style-name="T342_4"><text:s/></text:span><text:span text:style-name="T342_5">padrões</text:span><text:span text:style-name="T342_6"><text:s/></text:span><text:span text:style-name="T342_7">de</text:span><text:span text:style-name="T342_8"><text:s/></text:span><text:span text:style-name="T342_9">telas</text:span><text:span text:style-name="T342_10"><text:s/></text:span><text:span text:style-name="T342_11">estabelecidos</text:span><text:span text:style-name="T342_12">?</text:span></text:p>
            <text:p text:style-name="P343"/>
          </table:table-cell>
        </table:table-row>
        <table:table-row table:style-name="Row48">
          <table:table-cell table:style-name="Cell103">
            <text:p text:style-name="P344"/>
          </table:table-cell>
          <table:table-cell table:style-name="Cell104">
            <text:p text:style-name="P345"><text:span text:style-name="T345_1">São</text:span><text:span text:style-name="T345_2"><text:s/></text:span><text:span text:style-name="T345_3">de</text:span><text:span text:style-name="T345_4"><text:s/></text:span><text:span text:style-name="T345_5">fácil</text:span><text:span text:style-name="T345_6"><text:s/></text:span><text:span text:style-name="T345_7">compreensão</text:span><text:span text:style-name="T345_8"><text:s/></text:span><text:span text:style-name="T345_9">para</text:span><text:span text:style-name="T345_10"><text:s/></text:span><text:span text:style-name="T345_11">qualquer</text:span><text:span text:style-name="T345_12"><text:s/></text:span><text:span text:style-name="T345_13">tipo</text:span><text:span text:style-name="T345_14"><text:s/></text:span><text:span text:style-name="T345_15">de</text:span><text:span text:style-name="T345_16"><text:s/></text:span><text:span text:style-name="T345_17">usuário</text:span><text:span text:style-name="T345_18">?<text:s/></text:span></text:p>
            <text:p text:style-name="P346"/>
          </table:table-cell>
        </table:table-row>
        <table:table-row table:style-name="Row49">
          <table:table-cell table:style-name="Cell105">
            <text:p text:style-name="P347"/>
          </table:table-cell>
          <table:table-cell table:style-name="Cell106">
            <text:p text:style-name="P348"><text:span text:style-name="T348_1">O</text:span><text:span text:style-name="T348_2"><text:s/></text:span><text:span text:style-name="T348_3">layout</text:span><text:span text:style-name="T348_4"><text:s/></text:span><text:span text:style-name="T348_5">da</text:span><text:span text:style-name="T348_6"><text:s/></text:span><text:span text:style-name="T348_7">interface</text:span><text:span text:style-name="T348_8"><text:s/></text:span><text:span text:style-name="T348_9">foi</text:span><text:span text:style-name="T348_10"><text:s/></text:span><text:span text:style-name="T348_11">aprovado</text:span><text:span text:style-name="T348_12"><text:s/></text:span><text:span text:style-name="T348_13">pelo</text:span><text:span text:style-name="T348_14"><text:s/></text:span><text:span text:style-name="T348_15">cliente</text:span><text:span text:style-name="T348_16">/</text:span><text:span text:style-name="T348_17">usuário</text:span><text:span text:style-name="T348_18">?</text:span></text:p>
            <text:p text:style-name="P349"/>
          </table:table-cell>
        </table:table-row>
      </table:table>
      <text:p text:style-name="P350"><text:bookmark-start text:name="h.1t3h5sf"/><text:bookmark-end text:name="h.1t3h5sf"/></text:p>
      <text:p text:style-name="P351"/>
      <text:h text:style-name="P352" text:outline-level="10"><text:span text:style-name="T352_1"><text:s text:c="2"/></text:span><text:span text:style-name="T352_2">2.5<text:s/>–<text:s/></text:span><text:span text:style-name="T352_3">Check</text:span><text:span text:style-name="T352_4"><text:s/></text:span><text:span text:style-name="T352_5">list</text:span><text:span text:style-name="T352_6"><text:s/></text:span><text:span text:style-name="T352_7">para</text:span><text:span text:style-name="T352_8"><text:s/></text:span><text:span text:style-name="T352_9">Verificação</text:span><text:span text:style-name="T352_10"><text:s/></text:span><text:span text:style-name="T352_11">e</text:span><text:span text:style-name="T352_12"><text:s/></text:span><text:span text:style-name="T352_13">Validação</text:span></text:h>
      <text:p text:style-name="P353"><text:span text:style-name="T353_1"><text:tab/></text:span></text:p>
      <table:table table:style-name="Table6">
        <table:table-column table:style-name="Column13"/>
        <table:table-column table:style-name="Column14"/>
        <table:table-row table:style-name="Row50">
          <table:table-cell table:style-name="Cell107">
            <text:p text:style-name="P354"><text:span text:style-name="T354_1">Categoria</text:span></text:p>
          </table:table-cell>
          <table:table-cell table:style-name="Cell108">
            <text:p text:style-name="P355"><text:span text:style-name="T355_1">Check</text:span><text:span text:style-name="T355_2"><text:s/></text:span><text:span text:style-name="T355_3">list</text:span></text:p>
          </table:table-cell>
        </table:table-row>
        <table:table-row table:style-name="Row51">
          <table:table-cell table:style-name="Cell109">
            <text:h text:style-name="P356" text:outline-level="10"/>
            <text:h text:style-name="P357" text:outline-level="10"/>
            <text:h text:style-name="P358" text:outline-level="10"/>
            <text:h text:style-name="P359" text:outline-level="10"/>
            <text:h text:style-name="P360" text:outline-level="10"/>
            <text:h text:style-name="P361" text:outline-level="10"/>
            <text:h text:style-name="P362" text:outline-level="10"/>
            <text:h text:style-name="P363" text:outline-level="10"/>
            <text:h text:style-name="P364" text:outline-level="10"/>
            <text:h text:style-name="P365" text:outline-level="10"/>
            <text:h text:style-name="P366" text:outline-level="10"><text:span text:style-name="T366_1">Verificação</text:span><text:span text:style-name="T366_2"><text:s/></text:span><text:span text:style-name="T366_3">e</text:span><text:span text:style-name="T366_4"><text:s/></text:span><text:span text:style-name="T366_5">Validação</text:span></text:h>
            <text:p text:style-name="P367"/>
          </table:table-cell>
          <table:table-cell table:style-name="Cell110">
            <text:p text:style-name="P368"><text:span text:style-name="T368_1">Todos</text:span><text:span text:style-name="T368_2"><text:s/></text:span><text:span text:style-name="T368_3">os</text:span><text:span text:style-name="T368_4"><text:s/></text:span><text:span text:style-name="T368_5">casos</text:span><text:span text:style-name="T368_6"><text:s/></text:span><text:span text:style-name="T368_7">de</text:span><text:span text:style-name="T368_8"><text:s/></text:span><text:span text:style-name="T368_9">uso</text:span><text:span text:style-name="T368_10"><text:s/></text:span><text:span text:style-name="T368_11">e</text:span><text:span text:style-name="T368_12"><text:s/></text:span><text:span text:style-name="T368_13">contratos</text:span><text:span text:style-name="T368_14"><text:s/></text:span><text:span text:style-name="T368_15">de</text:span><text:span text:style-name="T368_16"><text:s/></text:span><text:span text:style-name="T368_17">operações</text:span><text:span text:style-name="T368_18"><text:s/></text:span><text:span text:style-name="T368_19">estão</text:span><text:span text:style-name="T368_20"><text:s/></text:span><text:span text:style-name="T368_21">sendo</text:span><text:span text:style-name="T368_22"><text:s/></text:span><text:span text:style-name="T368_23">testados</text:span><text:span text:style-name="T368_24"><text:s/></text:span><text:span text:style-name="T368_25">de</text:span><text:span text:style-name="T368_26"><text:s/></text:span><text:span text:style-name="T368_27">alguma</text:span><text:span text:style-name="T368_28"><text:s/></text:span><text:span text:style-name="T368_29">forma</text:span><text:span text:style-name="T368_30">?</text:span></text:p>
            <text:p text:style-name="P369"/>
          </table:table-cell>
        </table:table-row>
        <table:table-row table:style-name="Row52">
          <table:table-cell table:style-name="Cell111">
            <text:p text:style-name="P370"/>
          </table:table-cell>
          <table:table-cell table:style-name="Cell112">
            <text:p text:style-name="P371"><text:span text:style-name="T371_1">Existem</text:span><text:span text:style-name="T371_2"><text:s/></text:span><text:span text:style-name="T371_3">casos</text:span><text:span text:style-name="T371_4"><text:s/></text:span><text:span text:style-name="T371_5">de</text:span><text:span text:style-name="T371_6"><text:s/></text:span><text:span text:style-name="T371_7">testes</text:span><text:span text:style-name="T371_8"><text:s/></text:span><text:span text:style-name="T371_9">para</text:span><text:span text:style-name="T371_10"><text:s/></text:span><text:span text:style-name="T371_11">testar</text:span><text:span text:style-name="T371_12"><text:s/></text:span><text:span text:style-name="T371_13">todos</text:span><text:span text:style-name="T371_14"><text:s/></text:span><text:span text:style-name="T371_15">os</text:span><text:span text:style-name="T371_16"><text:s/></text:span><text:span text:style-name="T371_17">objetos</text:span><text:span text:style-name="T371_18"><text:s/></text:span><text:span text:style-name="T371_19">definidos</text:span><text:span text:style-name="T371_20"><text:s/></text:span><text:span text:style-name="T371_21">anteriormente</text:span><text:span text:style-name="T371_22">?</text:span></text:p>
            <text:p text:style-name="P372"/>
          </table:table-cell>
        </table:table-row>
        <table:table-row table:style-name="Row53">
          <table:table-cell table:style-name="Cell113">
            <text:p text:style-name="P373"/>
          </table:table-cell>
          <table:table-cell table:style-name="Cell114">
            <text:p text:style-name="P374"><text:span text:style-name="T374_1">Foram</text:span><text:span text:style-name="T374_2"><text:s/></text:span><text:span text:style-name="T374_3">definidos</text:span><text:span text:style-name="T374_4"><text:s/></text:span><text:span text:style-name="T374_5">testes</text:span><text:span text:style-name="T374_6"><text:s/></text:span><text:span text:style-name="T374_7">de</text:span><text:span text:style-name="T374_8"><text:s/></text:span><text:span text:style-name="T374_9">integração</text:span><text:span text:style-name="T374_10"><text:s/></text:span><text:span text:style-name="T374_11">dos</text:span><text:span text:style-name="T374_12"><text:s/></text:span><text:span text:style-name="T374_13">módulos</text:span><text:span text:style-name="T374_14">?</text:span></text:p>
            <text:p text:style-name="P375"/>
          </table:table-cell>
        </table:table-row>
        <table:table-row table:style-name="Row54">
          <table:table-cell table:style-name="Cell115">
            <text:p text:style-name="P376"/>
          </table:table-cell>
          <table:table-cell table:style-name="Cell116">
            <text:p text:style-name="P377"><text:span text:style-name="T377_1">Foram</text:span><text:span text:style-name="T377_2"><text:s/></text:span><text:span text:style-name="T377_3">definidos</text:span><text:span text:style-name="T377_4"><text:s/></text:span><text:span text:style-name="T377_5">os</text:span><text:span text:style-name="T377_6"><text:s/></text:span><text:span text:style-name="T377_7">testes</text:span><text:span text:style-name="T377_8"><text:s/></text:span><text:span text:style-name="T377_9">de</text:span><text:span text:style-name="T377_10"><text:s/></text:span><text:span text:style-name="T377_11">sistema</text:span><text:span text:style-name="T377_12">?</text:span></text:p>
            <text:p text:style-name="P378"/>
          </table:table-cell>
        </table:table-row>
        <table:table-row table:style-name="Row55">
          <table:table-cell table:style-name="Cell117">
            <text:p text:style-name="P379"/>
          </table:table-cell>
          <table:table-cell table:style-name="Cell118">
            <text:p text:style-name="P380"><text:span text:style-name="T380_1">Os</text:span><text:span text:style-name="T380_2"><text:s/></text:span><text:span text:style-name="T380_3">requisitos</text:span><text:span text:style-name="T380_4"><text:s/></text:span><text:span text:style-name="T380_5">e</text:span><text:span text:style-name="T380_6"><text:s/></text:span><text:span text:style-name="T380_7">restrições</text:span><text:span text:style-name="T380_8"><text:s/></text:span><text:span text:style-name="T380_9">não</text:span><text:span text:style-name="T380_10"><text:s/></text:span><text:span text:style-name="T380_11">funcionais</text:span><text:span text:style-name="T380_12"><text:s/>(</text:span><text:span text:style-name="T380_13">interface</text:span><text:span text:style-name="T380_14">,<text:s/></text:span><text:span text:style-name="T380_15">projeto</text:span><text:span text:style-name="T380_16">,<text:s/></text:span><text:span text:style-name="T380_17">arquitetura</text:span><text:span text:style-name="T380_18">,<text:s/></text:span><text:span text:style-name="T380_19">hardware</text:span><text:span text:style-name="T380_20">,<text:s/></text:span><text:span text:style-name="T380_21">software</text:span><text:span text:style-name="T380_22">,<text:s/></text:span><text:span text:style-name="T380_23">comunicação</text:span><text:span text:style-name="T380_24">,<text:s/></text:span><text:span text:style-name="T380_25">desempenho</text:span><text:span text:style-name="T380_26">,<text:s/></text:span><text:span text:style-name="T380_27">disponibilidade</text:span><text:span text:style-name="T380_28">,<text:s/></text:span><text:span text:style-name="T380_29">segurança</text:span><text:span text:style-name="T380_30">,<text:s/></text:span><text:span text:style-name="T380_31">manutenibilidade</text:span><text:span text:style-name="T380_32"><text:s/></text:span><text:span text:style-name="T380_33">e</text:span><text:span text:style-name="T380_34"><text:s/></text:span><text:span text:style-name="T380_35">portabilidade</text:span><text:span text:style-name="T380_36">)<text:s/></text:span><text:span text:style-name="T380_37">definidos</text:span><text:span text:style-name="T380_38"><text:s/></text:span><text:span text:style-name="T380_39">na</text:span><text:span text:style-name="T380_40"><text:s/></text:span><text:span text:style-name="T380_41">especificação</text:span><text:span text:style-name="T380_42"><text:s/></text:span><text:span text:style-name="T380_43">de</text:span><text:span text:style-name="T380_44"><text:s/></text:span><text:span text:style-name="T380_45">objetivos</text:span><text:span text:style-name="T380_46"><text:s/></text:span><text:span text:style-name="T380_47">e</text:span><text:span text:style-name="T380_48"><text:s/></text:span><text:span text:style-name="T380_49">requisitos</text:span><text:span text:style-name="T380_50">,<text:s/></text:span><text:span text:style-name="T380_51">referentes</text:span><text:span text:style-name="T380_52"><text:s/></text:span><text:span text:style-name="T380_53">aos</text:span><text:span text:style-name="T380_54"><text:s/></text:span><text:span text:style-name="T380_55">casos</text:span><text:span text:style-name="T380_56"><text:s/></text:span><text:span text:style-name="T380_57">de</text:span><text:span text:style-name="T380_58"><text:s/></text:span><text:span text:style-name="T380_59">uso</text:span><text:span text:style-name="T380_60"><text:s/></text:span><text:span text:style-name="T380_61">do</text:span><text:span text:style-name="T380_62"><text:s/></text:span><text:span text:style-name="T380_63">ciclo</text:span><text:span text:style-name="T380_64"><text:s/></text:span><text:span text:style-name="T380_65">em</text:span><text:span text:style-name="T380_66"><text:s/></text:span><text:span text:style-name="T380_67">questão</text:span><text:span text:style-name="T380_68">,<text:s/></text:span><text:span text:style-name="T380_69">foram</text:span><text:span text:style-name="T380_70"><text:s/></text:span><text:span text:style-name="T380_71">levados</text:span><text:span text:style-name="T380_72"><text:s/></text:span><text:span text:style-name="T380_73">em</text:span><text:span text:style-name="T380_74"><text:s/></text:span><text:span text:style-name="T380_75">conta</text:span><text:span text:style-name="T380_76"><text:s/></text:span><text:span text:style-name="T380_77">na</text:span><text:span text:style-name="T380_78"><text:s/></text:span><text:span text:style-name="T380_79">definição</text:span><text:span text:style-name="T380_80"><text:s/></text:span><text:span text:style-name="T380_81">de</text:span><text:span text:style-name="T380_82"><text:s/></text:span><text:span text:style-name="T380_83">alguns</text:span><text:span text:style-name="T380_84"><text:s/></text:span><text:span text:style-name="T380_85">casos</text:span><text:span text:style-name="T380_86"><text:s/></text:span><text:span text:style-name="T380_87">de</text:span><text:span text:style-name="T380_88"><text:s/></text:span><text:span text:style-name="T380_89">teste</text:span><text:span text:style-name="T380_90">?</text:span></text:p>
            <text:p text:style-name="P381"/>
          </table:table-cell>
        </table:table-row>
        <table:table-row table:style-name="Row56">
          <table:table-cell table:style-name="Cell119">
            <text:p text:style-name="P382"/>
          </table:table-cell>
          <table:table-cell table:style-name="Cell120">
            <text:p text:style-name="P383"><text:span text:style-name="T383_1">Plano</text:span><text:span text:style-name="T383_2"><text:s/></text:span><text:span text:style-name="T383_3">de</text:span><text:span text:style-name="T383_4"><text:s/></text:span><text:span text:style-name="T383_5">Verificação</text:span><text:span text:style-name="T383_6"><text:s/></text:span><text:span text:style-name="T383_7">e</text:span><text:span text:style-name="T383_8"><text:s/></text:span><text:span text:style-name="T383_9">Validação</text:span><text:span text:style-name="T383_10"><text:s/></text:span><text:span text:style-name="T383_11">foi</text:span><text:span text:style-name="T383_12"><text:s/></text:span><text:span text:style-name="T383_13">feito</text:span><text:span text:style-name="T383_14"><text:s/></text:span><text:span text:style-name="T383_15">e</text:span><text:span text:style-name="T383_16"><text:s/></text:span><text:span text:style-name="T383_17">detalhado</text:span><text:span text:style-name="T383_18">?</text:span></text:p>
          </table:table-cell>
        </table:table-row>
        <table:table-row table:style-name="Row57">
          <table:table-cell table:style-name="Cell121">
            <text:p text:style-name="P384"/>
          </table:table-cell>
          <table:table-cell table:style-name="Cell122">
            <text:p text:style-name="P385"><text:span text:style-name="T385_1">O</text:span><text:span text:style-name="T385_2"><text:s/></text:span><text:span text:style-name="T385_3">processo</text:span><text:span text:style-name="T385_4"><text:s/></text:span><text:span text:style-name="T385_5">de</text:span><text:span text:style-name="T385_6"><text:s/></text:span><text:span text:style-name="T385_7">testes</text:span><text:span text:style-name="T385_8"><text:s/></text:span><text:span text:style-name="T385_9">está</text:span><text:span text:style-name="T385_10"><text:s/></text:span><text:span text:style-name="T385_11">de</text:span><text:span text:style-name="T385_12"><text:s/></text:span><text:span text:style-name="T385_13">acordo</text:span><text:span text:style-name="T385_14"><text:s/></text:span><text:span text:style-name="T385_15">com</text:span><text:span text:style-name="T385_16"><text:s/></text:span><text:span text:style-name="T385_17">o</text:span><text:span text:style-name="T385_18"><text:s/></text:span><text:span text:style-name="T385_19">plano</text:span><text:span text:style-name="T385_20"><text:s/></text:span><text:span text:style-name="T385_21">de</text:span><text:span text:style-name="T385_22"><text:s/></text:span><text:span text:style-name="T385_23">verificação</text:span><text:span text:style-name="T385_24"><text:s/></text:span><text:span text:style-name="T385_25">e</text:span><text:span text:style-name="T385_26"><text:s/></text:span><text:span text:style-name="T385_27">validação</text:span><text:span text:style-name="T385_28">?</text:span></text:p>
          </table:table-cell>
        </table:table-row>
      </table:table>
      <text:p text:style-name="P386"/>
      <text:h text:style-name="P387" text:outline-level="10"><text:bookmark-start text:name="h.4d34og8"/><text:bookmark-end text:name="h.4d34og8"/></text:h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List1Level0" style:family="text">
      <style:text-properties fo:font-weight="bold" style:font-weight-asian="bold" style:font-weight-complex="bold" style:text-underline-style="none"/>
    </style:style>
    <style:style style:name="List1Level1" style:family="text">
      <style:text-properties fo:font-size="13pt" style:font-size-asian="13pt" style:font-size-complex="13pt" fo:font-weight="bold" style:font-weight-asian="bold" style:font-weight-complex="bold" style:text-underline-style="none"/>
    </style:style>
    <style:style style:name="List1Level2" style:family="text">
      <style:text-properties fo:font-weight="normal" style:font-weight-asian="normal" style:font-weight-complex="normal"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fo:font-weight="bold" style:font-weight-asian="bold" style:font-weight-complex="bold"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fo:font-size="13pt" style:font-size-asian="13pt" style:font-size-complex="13pt" fo:font-weight="bold" style:font-weight-asian="bold" style:font-weight-complex="bold"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fo:font-weight="normal" style:font-weight-asian="normal" style:font-weight-complex="normal"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fo:margin-bottom="1.27cm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Página</text:span><text:span text:style-name="T1_2"><text:s/></text:span><text:span text:style-name="T1_3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